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 SUM([.$A$1:.A1])" office:value-type="float" office:value="1" calcext:value-type="float">
            <text:p>1</text:p>
          </table:table-cell>
          <table:table-cell table:number-columns-repeated="4"/>
          <table:table-cell office:value-type="float" office:value="18230" calcext:value-type="float">
            <text:p>18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5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9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0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2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3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4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5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6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8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9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0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1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2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3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4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5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7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8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9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0]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1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2]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3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4]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5]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6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7]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8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9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0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1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2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3]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4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5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6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7]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8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9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0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1]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2]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3])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4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5])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6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7])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8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9])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0])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1]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2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7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8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9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0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1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2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3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4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5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6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7])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8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9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2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3])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4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5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6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7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8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9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0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1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2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3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4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5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6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7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8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9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0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1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2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3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4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5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6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7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8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9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0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1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2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3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4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5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6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7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8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9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0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1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2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3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4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5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6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7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8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9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0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1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2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3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4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5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6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7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8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9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0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1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2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3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4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5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6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7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8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9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0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1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2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3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4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5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6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7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8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9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0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1])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2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3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4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5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6])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7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8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9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0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1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2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3])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4])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5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6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7])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8])"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89])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0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1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2]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3])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4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5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6])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7])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8])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99]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0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1])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2])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3]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4])"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5])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6])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7])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8])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09])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0])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1])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2])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3])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4])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5])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6])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7])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8])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19])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0])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1])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2])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3])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4])"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5])"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6])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7])"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8])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29])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0])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1])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2])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3])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4])"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5])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6])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7])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8])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39])"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0])"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1])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2])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3])"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4])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5])"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6])"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7])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8])"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49])"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0])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1])"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2])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3])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4])"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5])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6])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7])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8])"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59])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0])"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1])"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2])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3])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4])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5])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6])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7])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8])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69])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0])"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1])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2])"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3])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4])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5])"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6])" office:value-type="float" office:value="405" calcext:value-type="float">
            <text:p>4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7])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8])"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79])"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0])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1])"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2])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3])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4])"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5])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6])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7])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8])"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89])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0])"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1])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2])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3])"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4])"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5])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6])"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7])"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8])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299])"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0])"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1])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2])" office:value-type="float" office:value="457" calcext:value-type="float">
            <text:p>4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3])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4])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5])"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6])" office:value-type="float" office:value="465" calcext:value-type="float">
            <text:p>4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7])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8])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09])"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0])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1])"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2])"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3])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4])"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5])"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6])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7])" office:value-type="float" office:value="487" calcext:value-type="float">
            <text:p>4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8])"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19])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0])"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1])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2])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3])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4])"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5])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6])"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7])"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8])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29])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30])"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31])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332])"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3])"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4])"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5])"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6])"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7])"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8])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39])"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0])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1])"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2])"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3])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4])"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5])"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6])"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7])"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8])"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49])"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0])"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1])"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2])"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3])"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4])"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5])"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6]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7])"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8])"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59])"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0])"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1])"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2])"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3])"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4])"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5])"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6])"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7])"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8])"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69])"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0])"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1])"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2])"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3])"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4])"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5])" office:value-type="float" office:value="646" calcext:value-type="float">
            <text:p>6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6])"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7])" office:value-type="float" office:value="652" calcext:value-type="float">
            <text:p>6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8])" office:value-type="float" office:value="655" calcext:value-type="float">
            <text:p>6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79])"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0])" office:value-type="float" office:value="661" calcext:value-type="float">
            <text:p>6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1])"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2])"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3])"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4])"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5])"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6])" office:value-type="float" office:value="679" calcext:value-type="float">
            <text:p>67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7])"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8])" office:value-type="float" office:value="685" calcext:value-type="float">
            <text:p>6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89])"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0])"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1])"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2])" office:value-type="float" office:value="697" calcext:value-type="float">
            <text:p>6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3])"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4])"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5])" office:value-type="float" office:value="706" calcext:value-type="float">
            <text:p>7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6])"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7])" office:value-type="float" office:value="712" calcext:value-type="float">
            <text:p>7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8])"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399])" office:value-type="float" office:value="718" calcext:value-type="float">
            <text:p>7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0])"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1])" office:value-type="float" office:value="724" calcext:value-type="float">
            <text:p>7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2])"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3])"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4])" office:value-type="float" office:value="733" calcext:value-type="float">
            <text:p>7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5])"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6])"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7])" office:value-type="float" office:value="742" calcext:value-type="float">
            <text:p>7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8])" office:value-type="float" office:value="745" calcext:value-type="float">
            <text:p>7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09])" office:value-type="float" office:value="748" calcext:value-type="float">
            <text:p>7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0])" office:value-type="float" office:value="751" calcext:value-type="float">
            <text:p>7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1])"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2])"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3])" office:value-type="float" office:value="760" calcext:value-type="float">
            <text:p>7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4])" office:value-type="float" office:value="763" calcext:value-type="float">
            <text:p>7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5])" office:value-type="float" office:value="766" calcext:value-type="float">
            <text:p>7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6])"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7])" office:value-type="float" office:value="772" calcext:value-type="float">
            <text:p>7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8])" office:value-type="float" office:value="775" calcext:value-type="float">
            <text:p>7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19])"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0])" office:value-type="float" office:value="781" calcext:value-type="float">
            <text:p>78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1])"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2])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3])" office:value-type="float" office:value="790" calcext:value-type="float">
            <text:p>7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4])"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5])" office:value-type="float" office:value="796" calcext:value-type="float">
            <text:p>7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6])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7])"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8])" office:value-type="float" office:value="805" calcext:value-type="float">
            <text:p>8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29])"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0])" office:value-type="float" office:value="811" calcext:value-type="float">
            <text:p>8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1])" office:value-type="float" office:value="814" calcext:value-type="float">
            <text:p>8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2])"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3])" office:value-type="float" office:value="820" calcext:value-type="float">
            <text:p>8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4])" office:value-type="float" office:value="823" calcext:value-type="float">
            <text:p>8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5])"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6])"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7])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8])"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39])" office:value-type="float" office:value="838" calcext:value-type="float">
            <text:p>8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0])"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1])" office:value-type="float" office:value="844" calcext:value-type="float">
            <text:p>8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2])"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3])" office:value-type="float" office:value="850" calcext:value-type="float">
            <text:p>8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4])"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5])" office:value-type="float" office:value="856" calcext:value-type="float">
            <text:p>8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6])" office:value-type="float" office:value="859" calcext:value-type="float">
            <text:p>8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7])"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8])" office:value-type="float" office:value="865" calcext:value-type="float">
            <text:p>8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49])" office:value-type="float" office:value="868" calcext:value-type="float">
            <text:p>8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0])" office:value-type="float" office:value="871" calcext:value-type="float">
            <text:p>8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1])" office:value-type="float" office:value="874" calcext:value-type="float">
            <text:p>8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2])"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3])"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4])" office:value-type="float" office:value="883" calcext:value-type="float">
            <text:p>8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5])" office:value-type="float" office:value="886" calcext:value-type="float">
            <text:p>8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6])" office:value-type="float" office:value="889" calcext:value-type="float">
            <text:p>8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7])" office:value-type="float" office:value="892" calcext:value-type="float">
            <text:p>8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8])" office:value-type="float" office:value="895" calcext:value-type="float">
            <text:p>8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59])" office:value-type="float" office:value="898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0])" office:value-type="float" office:value="901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1])" office:value-type="float" office:value="904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2])" office:value-type="float" office:value="907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3])" office:value-type="float" office:value="910" calcext:value-type="float">
            <text:p>9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4])" office:value-type="float" office:value="913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5])" office:value-type="float" office:value="916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6])" office:value-type="float" office:value="919" calcext:value-type="float">
            <text:p>9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7])"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8])" office:value-type="float" office:value="925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69])"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0])" office:value-type="float" office:value="931" calcext:value-type="float">
            <text:p>9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1])" office:value-type="float" office:value="934" calcext:value-type="float">
            <text:p>9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2])" office:value-type="float" office:value="937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3])" office:value-type="float" office:value="940" calcext:value-type="float">
            <text:p>9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4])" office:value-type="float" office:value="943" calcext:value-type="float">
            <text:p>9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5])" office:value-type="float" office:value="946" calcext:value-type="float">
            <text:p>9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6])" office:value-type="float" office:value="949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477])" office:value-type="float" office:value="952" calcext:value-type="float">
            <text:p>9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78])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79])"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0])"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1])" office:value-type="float" office:value="968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2])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3])" office:value-type="float" office:value="976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4])"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5])"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6])" office:value-type="float" office:value="988" calcext:value-type="float">
            <text:p>9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7])"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8])"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89])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0])" office:value-type="float" office:value="1004" calcext:value-type="float">
            <text:p>10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1])"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2])" office:value-type="float" office:value="1012" calcext:value-type="float">
            <text:p>10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3])" office:value-type="float" office:value="1016" calcext:value-type="float">
            <text:p>10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4])"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5])"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6])" office:value-type="float" office:value="1028" calcext:value-type="float">
            <text:p>10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7])" office:value-type="float" office:value="1032" calcext:value-type="float">
            <text:p>10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8])"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499])" office:value-type="float" office:value="1040" calcext:value-type="float">
            <text:p>104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0])" office:value-type="float" office:value="1044" calcext:value-type="float">
            <text:p>10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1])"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2])"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3])" office:value-type="float" office:value="1056" calcext:value-type="float">
            <text:p>10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4])"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5])"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6])" office:value-type="float" office:value="1068" calcext:value-type="float">
            <text:p>10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7])" office:value-type="float" office:value="1072" calcext:value-type="float">
            <text:p>10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8])"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09])"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0])" office:value-type="float" office:value="1084" calcext:value-type="float">
            <text:p>108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1])"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2])"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3])" office:value-type="float" office:value="1096" calcext:value-type="float">
            <text:p>10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4])"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5])"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6])" office:value-type="float" office:value="1108" calcext:value-type="float">
            <text:p>11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7])" office:value-type="float" office:value="1112" calcext:value-type="float">
            <text:p>11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8])"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19])"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0])"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1])"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2])"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3])" office:value-type="float" office:value="1136" calcext:value-type="float">
            <text:p>11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4])"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5])"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6])" office:value-type="float" office:value="1148" calcext:value-type="float">
            <text:p>114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7])"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8])" office:value-type="float" office:value="1156" calcext:value-type="float">
            <text:p>11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29])" office:value-type="float" office:value="1160" calcext:value-type="float">
            <text:p>116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0])" office:value-type="float" office:value="1164" calcext:value-type="float">
            <text:p>11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1])" office:value-type="float" office:value="1168" calcext:value-type="float">
            <text:p>11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2])" office:value-type="float" office:value="1172" calcext:value-type="float">
            <text:p>11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3])"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4])" office:value-type="float" office:value="1180" calcext:value-type="float">
            <text:p>11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5])" office:value-type="float" office:value="1184" calcext:value-type="float">
            <text:p>118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6])" office:value-type="float" office:value="1188" calcext:value-type="float">
            <text:p>11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7])" office:value-type="float" office:value="1192" calcext:value-type="float">
            <text:p>11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8])" office:value-type="float" office:value="1196" calcext:value-type="float">
            <text:p>11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39])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0])" office:value-type="float" office:value="1204" calcext:value-type="float">
            <text:p>12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1])" office:value-type="float" office:value="1208" calcext:value-type="float">
            <text:p>12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2])" office:value-type="float" office:value="1212" calcext:value-type="float">
            <text:p>12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3])" office:value-type="float" office:value="1216" calcext:value-type="float">
            <text:p>12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4])" office:value-type="float" office:value="1220" calcext:value-type="float">
            <text:p>12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5])" office:value-type="float" office:value="1224" calcext:value-type="float">
            <text:p>12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6])" office:value-type="float" office:value="1228" calcext:value-type="float">
            <text:p>12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7])" office:value-type="float" office:value="1232" calcext:value-type="float">
            <text:p>12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8])" office:value-type="float" office:value="1236" calcext:value-type="float">
            <text:p>12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49])" office:value-type="float" office:value="1240" calcext:value-type="float">
            <text:p>124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0])" office:value-type="float" office:value="1244" calcext:value-type="float">
            <text:p>12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1])"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2])" office:value-type="float" office:value="1252" calcext:value-type="float">
            <text:p>12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3])" office:value-type="float" office:value="1256" calcext:value-type="float">
            <text:p>12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4])" office:value-type="float" office:value="1260" calcext:value-type="float">
            <text:p>126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5])" office:value-type="float" office:value="1264" calcext:value-type="float">
            <text:p>12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6])" office:value-type="float" office:value="1268" calcext:value-type="float">
            <text:p>12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7])" office:value-type="float" office:value="1272" calcext:value-type="float">
            <text:p>12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8])" office:value-type="float" office:value="1276" calcext:value-type="float">
            <text:p>12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59])" office:value-type="float" office:value="1280" calcext:value-type="float">
            <text:p>12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0])"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1])" office:value-type="float" office:value="1288" calcext:value-type="float">
            <text:p>12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2])" office:value-type="float" office:value="1292" calcext:value-type="float">
            <text:p>12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3])" office:value-type="float" office:value="1296" calcext:value-type="float">
            <text:p>12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4])"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5])"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6])" office:value-type="float" office:value="1308" calcext:value-type="float">
            <text:p>13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567])" office:value-type="float" office:value="1312" calcext:value-type="float">
            <text:p>13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68])" office:value-type="float" office:value="1317" calcext:value-type="float">
            <text:p>13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69])" office:value-type="float" office:value="1322" calcext:value-type="float">
            <text:p>13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0])" office:value-type="float" office:value="1327" calcext:value-type="float">
            <text:p>13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1])" office:value-type="float" office:value="1332" calcext:value-type="float">
            <text:p>13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2])" office:value-type="float" office:value="1337" calcext:value-type="float">
            <text:p>13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3])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4])" office:value-type="float" office:value="1347" calcext:value-type="float">
            <text:p>13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5])" office:value-type="float" office:value="1352" calcext:value-type="float">
            <text:p>13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6])" office:value-type="float" office:value="1357" calcext:value-type="float">
            <text:p>13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7])"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8])" office:value-type="float" office:value="1367" calcext:value-type="float">
            <text:p>13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79])" office:value-type="float" office:value="1372" calcext:value-type="float">
            <text:p>13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0])" office:value-type="float" office:value="1377" calcext:value-type="float">
            <text:p>13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1])" office:value-type="float" office:value="1382" calcext:value-type="float">
            <text:p>13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2])" office:value-type="float" office:value="1387" calcext:value-type="float">
            <text:p>13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3])" office:value-type="float" office:value="1392" calcext:value-type="float">
            <text:p>13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4])" office:value-type="float" office:value="1397" calcext:value-type="float">
            <text:p>13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5])" office:value-type="float" office:value="1402" calcext:value-type="float">
            <text:p>14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6])" office:value-type="float" office:value="1407" calcext:value-type="float">
            <text:p>14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7])" office:value-type="float" office:value="1412" calcext:value-type="float">
            <text:p>14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8])" office:value-type="float" office:value="1417" calcext:value-type="float">
            <text:p>14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89])" office:value-type="float" office:value="1422" calcext:value-type="float">
            <text:p>14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0])" office:value-type="float" office:value="1427" calcext:value-type="float">
            <text:p>14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1])" office:value-type="float" office:value="1432" calcext:value-type="float">
            <text:p>14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2])" office:value-type="float" office:value="1437" calcext:value-type="float">
            <text:p>14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3])" office:value-type="float" office:value="1442" calcext:value-type="float">
            <text:p>14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4])" office:value-type="float" office:value="1447" calcext:value-type="float">
            <text:p>14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5])" office:value-type="float" office:value="1452" calcext:value-type="float">
            <text:p>14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6])" office:value-type="float" office:value="1457" calcext:value-type="float">
            <text:p>14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7])" office:value-type="float" office:value="1462" calcext:value-type="float">
            <text:p>14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8])" office:value-type="float" office:value="1467" calcext:value-type="float">
            <text:p>14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599])" office:value-type="float" office:value="1472" calcext:value-type="float">
            <text:p>14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0])" office:value-type="float" office:value="1477" calcext:value-type="float">
            <text:p>14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1])"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2])" office:value-type="float" office:value="1487" calcext:value-type="float">
            <text:p>14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3])" office:value-type="float" office:value="1492" calcext:value-type="float">
            <text:p>14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4])" office:value-type="float" office:value="1497" calcext:value-type="float">
            <text:p>14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5])" office:value-type="float" office:value="1502" calcext:value-type="float">
            <text:p>15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6])" office:value-type="float" office:value="1507" calcext:value-type="float">
            <text:p>15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7])" office:value-type="float" office:value="1512" calcext:value-type="float">
            <text:p>15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8])" office:value-type="float" office:value="1517" calcext:value-type="float">
            <text:p>15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09])" office:value-type="float" office:value="1522" calcext:value-type="float">
            <text:p>15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0])"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1])" office:value-type="float" office:value="1532" calcext:value-type="float">
            <text:p>15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2])" office:value-type="float" office:value="1537" calcext:value-type="float">
            <text:p>15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3])"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4])" office:value-type="float" office:value="1547" calcext:value-type="float">
            <text:p>15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5])" office:value-type="float" office:value="1552" calcext:value-type="float">
            <text:p>15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6])" office:value-type="float" office:value="1557" calcext:value-type="float">
            <text:p>15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7])" office:value-type="float" office:value="1562" calcext:value-type="float">
            <text:p>15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8])" office:value-type="float" office:value="1567" calcext:value-type="float">
            <text:p>15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19])" office:value-type="float" office:value="1572" calcext:value-type="float">
            <text:p>15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0])" office:value-type="float" office:value="1577" calcext:value-type="float">
            <text:p>15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1])" office:value-type="float" office:value="1582" calcext:value-type="float">
            <text:p>15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2])"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3])" office:value-type="float" office:value="1592" calcext:value-type="float">
            <text:p>15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4])" office:value-type="float" office:value="1597" calcext:value-type="float">
            <text:p>15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5])" office:value-type="float" office:value="1602" calcext:value-type="float">
            <text:p>16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6])" office:value-type="float" office:value="1607" calcext:value-type="float">
            <text:p>16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7])" office:value-type="float" office:value="1612" calcext:value-type="float">
            <text:p>16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8])"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29])" office:value-type="float" office:value="1622" calcext:value-type="float">
            <text:p>16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0])" office:value-type="float" office:value="1627" calcext:value-type="float">
            <text:p>16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1])" office:value-type="float" office:value="1632" calcext:value-type="float">
            <text:p>16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2])" office:value-type="float" office:value="1637" calcext:value-type="float">
            <text:p>16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3])" office:value-type="float" office:value="1642" calcext:value-type="float">
            <text:p>16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4])" office:value-type="float" office:value="1647" calcext:value-type="float">
            <text:p>16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5])" office:value-type="float" office:value="1652" calcext:value-type="float">
            <text:p>16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6])"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7])" office:value-type="float" office:value="1662" calcext:value-type="float">
            <text:p>16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8])" office:value-type="float" office:value="1667" calcext:value-type="float">
            <text:p>16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39])" office:value-type="float" office:value="1672" calcext:value-type="float">
            <text:p>16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0])" office:value-type="float" office:value="1677" calcext:value-type="float">
            <text:p>16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1])" office:value-type="float" office:value="1682" calcext:value-type="float">
            <text:p>16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2])" office:value-type="float" office:value="1687" calcext:value-type="float">
            <text:p>16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3])" office:value-type="float" office:value="1692" calcext:value-type="float">
            <text:p>16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4])" office:value-type="float" office:value="1697" calcext:value-type="float">
            <text:p>16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5])" office:value-type="float" office:value="1702" calcext:value-type="float">
            <text:p>17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646])" office:value-type="float" office:value="1707" calcext:value-type="float">
            <text:p>17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47])" office:value-type="float" office:value="1713" calcext:value-type="float">
            <text:p>17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48])" office:value-type="float" office:value="1719" calcext:value-type="float">
            <text:p>171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49])" office:value-type="float" office:value="1725" calcext:value-type="float">
            <text:p>17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0])" office:value-type="float" office:value="1731" calcext:value-type="float">
            <text:p>17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1])" office:value-type="float" office:value="1737" calcext:value-type="float">
            <text:p>173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2])" office:value-type="float" office:value="1743" calcext:value-type="float">
            <text:p>174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3])" office:value-type="float" office:value="1749" calcext:value-type="float">
            <text:p>17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4])" office:value-type="float" office:value="1755" calcext:value-type="float">
            <text:p>17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5])" office:value-type="float" office:value="1761" calcext:value-type="float">
            <text:p>17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6])" office:value-type="float" office:value="1767" calcext:value-type="float">
            <text:p>17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7])" office:value-type="float" office:value="1773" calcext:value-type="float">
            <text:p>17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8])" office:value-type="float" office:value="1779" calcext:value-type="float">
            <text:p>177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59])" office:value-type="float" office:value="1785" calcext:value-type="float">
            <text:p>17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0])" office:value-type="float" office:value="1791" calcext:value-type="float">
            <text:p>17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1])" office:value-type="float" office:value="1797" calcext:value-type="float">
            <text:p>17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2])" office:value-type="float" office:value="1803" calcext:value-type="float">
            <text:p>18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3])" office:value-type="float" office:value="1809" calcext:value-type="float">
            <text:p>18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4])" office:value-type="float" office:value="1815" calcext:value-type="float">
            <text:p>18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5])" office:value-type="float" office:value="1821" calcext:value-type="float">
            <text:p>182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6])" office:value-type="float" office:value="1827" calcext:value-type="float">
            <text:p>18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7])" office:value-type="float" office:value="1833" calcext:value-type="float">
            <text:p>183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8])" office:value-type="float" office:value="1839" calcext:value-type="float">
            <text:p>183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69])" office:value-type="float" office:value="1845" calcext:value-type="float">
            <text:p>18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0])" office:value-type="float" office:value="1851" calcext:value-type="float">
            <text:p>185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1])" office:value-type="float" office:value="1857" calcext:value-type="float">
            <text:p>18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2])" office:value-type="float" office:value="1863" calcext:value-type="float">
            <text:p>18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3])" office:value-type="float" office:value="1869" calcext:value-type="float">
            <text:p>18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4])" office:value-type="float" office:value="1875" calcext:value-type="float">
            <text:p>18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5])" office:value-type="float" office:value="1881" calcext:value-type="float">
            <text:p>18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6])" office:value-type="float" office:value="1887" calcext:value-type="float">
            <text:p>188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7])" office:value-type="float" office:value="1893" calcext:value-type="float">
            <text:p>18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8])" office:value-type="float" office:value="1899" calcext:value-type="float">
            <text:p>189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79])" office:value-type="float" office:value="1905" calcext:value-type="float">
            <text:p>19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0])" office:value-type="float" office:value="1911" calcext:value-type="float">
            <text:p>19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1])" office:value-type="float" office:value="1917" calcext:value-type="float">
            <text:p>19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2])" office:value-type="float" office:value="1923" calcext:value-type="float">
            <text:p>19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3])" office:value-type="float" office:value="1929" calcext:value-type="float">
            <text:p>19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4])" office:value-type="float" office:value="1935" calcext:value-type="float">
            <text:p>19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5])" office:value-type="float" office:value="1941" calcext:value-type="float">
            <text:p>194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6])" office:value-type="float" office:value="1947" calcext:value-type="float">
            <text:p>194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7])" office:value-type="float" office:value="1953" calcext:value-type="float">
            <text:p>195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8])" office:value-type="float" office:value="1959" calcext:value-type="float">
            <text:p>195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89])" office:value-type="float" office:value="1965" calcext:value-type="float">
            <text:p>19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0])" office:value-type="float" office:value="1971" calcext:value-type="float">
            <text:p>197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1])" office:value-type="float" office:value="1977" calcext:value-type="float">
            <text:p>197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2])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3])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4])"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5])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696])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69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698])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699])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0])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1])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2])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3])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4])"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5])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6])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7])" office:value-type="float" office:value="2084" calcext:value-type="float">
            <text:p>208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8])" office:value-type="float" office:value="2091" calcext:value-type="float">
            <text:p>20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09])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0])" office:value-type="float" office:value="2105" calcext:value-type="float">
            <text:p>21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1])" office:value-type="float" office:value="2112" calcext:value-type="float">
            <text:p>211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2])" office:value-type="float" office:value="2119" calcext:value-type="float">
            <text:p>21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3])" office:value-type="float" office:value="2126" calcext:value-type="float">
            <text:p>212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4])" office:value-type="float" office:value="2133" calcext:value-type="float">
            <text:p>21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5])" office:value-type="float" office:value="2140" calcext:value-type="float">
            <text:p>214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6])" office:value-type="float" office:value="2147" calcext:value-type="float">
            <text:p>214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7])" office:value-type="float" office:value="2154" calcext:value-type="float">
            <text:p>21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8])" office:value-type="float" office:value="2161" calcext:value-type="float">
            <text:p>216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19])" office:value-type="float" office:value="2168" calcext:value-type="float">
            <text:p>216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0])" office:value-type="float" office:value="2175" calcext:value-type="float">
            <text:p>21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1])" office:value-type="float" office:value="2182" calcext:value-type="float">
            <text:p>21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2])" office:value-type="float" office:value="2189" calcext:value-type="float">
            <text:p>218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3])" office:value-type="float" office:value="2196" calcext:value-type="float">
            <text:p>21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4])" office:value-type="float" office:value="2203" calcext:value-type="float">
            <text:p>22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5])" office:value-type="float" office:value="2210" calcext:value-type="float">
            <text:p>22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6])" office:value-type="float" office:value="2217" calcext:value-type="float">
            <text:p>22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7])" office:value-type="float" office:value="2224" calcext:value-type="float">
            <text:p>22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8])" office:value-type="float" office:value="2231" calcext:value-type="float">
            <text:p>22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29])" office:value-type="float" office:value="2238" calcext:value-type="float">
            <text:p>22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0])" office:value-type="float" office:value="2245" calcext:value-type="float">
            <text:p>224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1])" office:value-type="float" office:value="2252" calcext:value-type="float">
            <text:p>225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2])" office:value-type="float" office:value="2259" calcext:value-type="float">
            <text:p>22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3])" office:value-type="float" office:value="2266" calcext:value-type="float">
            <text:p>22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4])" office:value-type="float" office:value="2273" calcext:value-type="float">
            <text:p>22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5])" office:value-type="float" office:value="2280" calcext:value-type="float">
            <text:p>22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6])" office:value-type="float" office:value="2287" calcext:value-type="float">
            <text:p>22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7])" office:value-type="float" office:value="2294" calcext:value-type="float">
            <text:p>22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8])" office:value-type="float" office:value="2301" calcext:value-type="float">
            <text:p>23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39])" office:value-type="float" office:value="2308" calcext:value-type="float">
            <text:p>23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0])" office:value-type="float" office:value="2315" calcext:value-type="float">
            <text:p>23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1])" office:value-type="float" office:value="2322" calcext:value-type="float">
            <text:p>23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2])" office:value-type="float" office:value="2329" calcext:value-type="float">
            <text:p>232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3])" office:value-type="float" office:value="2336" calcext:value-type="float">
            <text:p>233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4])" office:value-type="float" office:value="2343" calcext:value-type="float">
            <text:p>23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5])" office:value-type="float" office:value="2350" calcext:value-type="float">
            <text:p>235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6])" office:value-type="float" office:value="2357" calcext:value-type="float">
            <text:p>235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7])" office:value-type="float" office:value="2364" calcext:value-type="float">
            <text:p>236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8])" office:value-type="float" office:value="2371" calcext:value-type="float">
            <text:p>237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49])" office:value-type="float" office:value="2378" calcext:value-type="float">
            <text:p>23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0])" office:value-type="float" office:value="2385" calcext:value-type="float">
            <text:p>23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1])" office:value-type="float" office:value="2392" calcext:value-type="float">
            <text:p>23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2])" office:value-type="float" office:value="2399" calcext:value-type="float">
            <text:p>239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3])" office:value-type="float" office:value="2406" calcext:value-type="float">
            <text:p>24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4])" office:value-type="float" office:value="2413" calcext:value-type="float">
            <text:p>24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5])" office:value-type="float" office:value="2420" calcext:value-type="float">
            <text:p>24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6])" office:value-type="float" office:value="2427" calcext:value-type="float">
            <text:p>24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7])" office:value-type="float" office:value="2434" calcext:value-type="float">
            <text:p>243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8])" office:value-type="float" office:value="2441" calcext:value-type="float">
            <text:p>244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59])" office:value-type="float" office:value="2448" calcext:value-type="float">
            <text:p>24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60])" office:value-type="float" office:value="2455" calcext:value-type="float">
            <text:p>24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61])" office:value-type="float" office:value="2462" calcext:value-type="float">
            <text:p>24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762])" office:value-type="float" office:value="2469" calcext:value-type="float">
            <text:p>24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3])" office:value-type="float" office:value="2477" calcext:value-type="float">
            <text:p>247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4])" office:value-type="float" office:value="2485" calcext:value-type="float">
            <text:p>24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5])" office:value-type="float" office:value="2493" calcext:value-type="float">
            <text:p>24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6])" office:value-type="float" office:value="2501" calcext:value-type="float">
            <text:p>25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7])" office:value-type="float" office:value="2509" calcext:value-type="float">
            <text:p>25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8])" office:value-type="float" office:value="2517" calcext:value-type="float">
            <text:p>25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69])" office:value-type="float" office:value="2525" calcext:value-type="float">
            <text:p>25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0])" office:value-type="float" office:value="2533" calcext:value-type="float">
            <text:p>25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1])" office:value-type="float" office:value="2541" calcext:value-type="float">
            <text:p>25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2])" office:value-type="float" office:value="2549" calcext:value-type="float">
            <text:p>25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3])" office:value-type="float" office:value="2557" calcext:value-type="float">
            <text:p>25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4])" office:value-type="float" office:value="2565" calcext:value-type="float">
            <text:p>25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5])" office:value-type="float" office:value="2573" calcext:value-type="float">
            <text:p>257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6])" office:value-type="float" office:value="2581" calcext:value-type="float">
            <text:p>25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7])" office:value-type="float" office:value="2589" calcext:value-type="float">
            <text:p>258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8])" office:value-type="float" office:value="2597" calcext:value-type="float">
            <text:p>25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79])" office:value-type="float" office:value="2605" calcext:value-type="float">
            <text:p>26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0])" office:value-type="float" office:value="2613" calcext:value-type="float">
            <text:p>26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1])" office:value-type="float" office:value="2621" calcext:value-type="float">
            <text:p>262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2])" office:value-type="float" office:value="2629" calcext:value-type="float">
            <text:p>26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3])" office:value-type="float" office:value="2637" calcext:value-type="float">
            <text:p>26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4])" office:value-type="float" office:value="2645" calcext:value-type="float">
            <text:p>26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5])" office:value-type="float" office:value="2653" calcext:value-type="float">
            <text:p>26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6])" office:value-type="float" office:value="2661" calcext:value-type="float">
            <text:p>26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7])" office:value-type="float" office:value="2669" calcext:value-type="float">
            <text:p>26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8])" office:value-type="float" office:value="2677" calcext:value-type="float">
            <text:p>267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89])" office:value-type="float" office:value="2685" calcext:value-type="float">
            <text:p>26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0])" office:value-type="float" office:value="2693" calcext:value-type="float">
            <text:p>26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1])" office:value-type="float" office:value="2701" calcext:value-type="float">
            <text:p>27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2])" office:value-type="float" office:value="2709" calcext:value-type="float">
            <text:p>27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3])" office:value-type="float" office:value="2717" calcext:value-type="float">
            <text:p>27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4])" office:value-type="float" office:value="2725" calcext:value-type="float">
            <text:p>27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5])" office:value-type="float" office:value="2733" calcext:value-type="float">
            <text:p>27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6])" office:value-type="float" office:value="2741" calcext:value-type="float">
            <text:p>27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7])" office:value-type="float" office:value="2749" calcext:value-type="float">
            <text:p>27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8])" office:value-type="float" office:value="2757" calcext:value-type="float">
            <text:p>27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799])" office:value-type="float" office:value="2765" calcext:value-type="float">
            <text:p>27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0])" office:value-type="float" office:value="2773" calcext:value-type="float">
            <text:p>277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1])" office:value-type="float" office:value="2781" calcext:value-type="float">
            <text:p>27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2])" office:value-type="float" office:value="2789" calcext:value-type="float">
            <text:p>278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3])" office:value-type="float" office:value="2797" calcext:value-type="float">
            <text:p>27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4])" office:value-type="float" office:value="2805" calcext:value-type="float">
            <text:p>28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5])" office:value-type="float" office:value="2813" calcext:value-type="float">
            <text:p>28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6])" office:value-type="float" office:value="2821" calcext:value-type="float">
            <text:p>282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7])" office:value-type="float" office:value="2829" calcext:value-type="float">
            <text:p>28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8])" office:value-type="float" office:value="2837" calcext:value-type="float">
            <text:p>28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09])" office:value-type="float" office:value="2845" calcext:value-type="float">
            <text:p>28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0])"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1])" office:value-type="float" office:value="2861" calcext:value-type="float">
            <text:p>28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2])" office:value-type="float" office:value="2869" calcext:value-type="float">
            <text:p>28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3])" office:value-type="float" office:value="2877" calcext:value-type="float">
            <text:p>287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4])" office:value-type="float" office:value="2885" calcext:value-type="float">
            <text:p>28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5])" office:value-type="float" office:value="2893" calcext:value-type="float">
            <text:p>28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6])" office:value-type="float" office:value="2901" calcext:value-type="float">
            <text:p>29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7])" office:value-type="float" office:value="2909" calcext:value-type="float">
            <text:p>29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8])" office:value-type="float" office:value="2917" calcext:value-type="float">
            <text:p>29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19])" office:value-type="float" office:value="2925" calcext:value-type="float">
            <text:p>29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20])" office:value-type="float" office:value="2933" calcext:value-type="float">
            <text:p>29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21])" office:value-type="float" office:value="2941" calcext:value-type="float">
            <text:p>29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22])"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23])" office:value-type="float" office:value="2957" calcext:value-type="float">
            <text:p>29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24])" office:value-type="float" office:value="2965" calcext:value-type="float">
            <text:p>29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825])" office:value-type="float" office:value="2973" calcext:value-type="float">
            <text:p>297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26])" office:value-type="float" office:value="2982" calcext:value-type="float">
            <text:p>298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27])" office:value-type="float" office:value="2991" calcext:value-type="float">
            <text:p>29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28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29])" office:value-type="float" office:value="3009" calcext:value-type="float">
            <text:p>30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0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1])" office:value-type="float" office:value="3027" calcext:value-type="float">
            <text:p>302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2])" office:value-type="float" office:value="3036" calcext:value-type="float">
            <text:p>303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3])" office:value-type="float" office:value="3045" calcext:value-type="float">
            <text:p>30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4])" office:value-type="float" office:value="3054" calcext:value-type="float">
            <text:p>30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5])" office:value-type="float" office:value="3063" calcext:value-type="float">
            <text:p>306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6])" office:value-type="float" office:value="3072" calcext:value-type="float">
            <text:p>30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7])" office:value-type="float" office:value="3081" calcext:value-type="float">
            <text:p>308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8])" office:value-type="float" office:value="3090" calcext:value-type="float">
            <text:p>309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39])" office:value-type="float" office:value="3099" calcext:value-type="float">
            <text:p>30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0])" office:value-type="float" office:value="3108" calcext:value-type="float">
            <text:p>310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1])" office:value-type="float" office:value="3117" calcext:value-type="float">
            <text:p>31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2])" office:value-type="float" office:value="3126" calcext:value-type="float">
            <text:p>31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3])" office:value-type="float" office:value="3135" calcext:value-type="float">
            <text:p>313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4])" office:value-type="float" office:value="3144" calcext:value-type="float">
            <text:p>31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5])" office:value-type="float" office:value="3153" calcext:value-type="float">
            <text:p>315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6])" office:value-type="float" office:value="3162" calcext:value-type="float">
            <text:p>31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7])" office:value-type="float" office:value="3171" calcext:value-type="float">
            <text:p>31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8])" office:value-type="float" office:value="3180" calcext:value-type="float">
            <text:p>31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49])" office:value-type="float" office:value="3189" calcext:value-type="float">
            <text:p>318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0])" office:value-type="float" office:value="3198" calcext:value-type="float">
            <text:p>31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1])" office:value-type="float" office:value="3207" calcext:value-type="float">
            <text:p>320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2])" office:value-type="float" office:value="3216" calcext:value-type="float">
            <text:p>32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3])" office:value-type="float" office:value="3225" calcext:value-type="float">
            <text:p>32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4])" office:value-type="float" office:value="3234" calcext:value-type="float">
            <text:p>32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6])" office:value-type="float" office:value="3252" calcext:value-type="float">
            <text:p>325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7])" office:value-type="float" office:value="3261" calcext:value-type="float">
            <text:p>326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8])" office:value-type="float" office:value="3270" calcext:value-type="float">
            <text:p>32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59])" office:value-type="float" office:value="3279" calcext:value-type="float">
            <text:p>327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0])" office:value-type="float" office:value="3288" calcext:value-type="float">
            <text:p>328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1])" office:value-type="float" office:value="3297" calcext:value-type="float">
            <text:p>32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2])" office:value-type="float" office:value="3306" calcext:value-type="float">
            <text:p>33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3])" office:value-type="float" office:value="3315" calcext:value-type="float">
            <text:p>33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4])" office:value-type="float" office:value="3324" calcext:value-type="float">
            <text:p>33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5])" office:value-type="float" office:value="3333" calcext:value-type="float">
            <text:p>333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6])" office:value-type="float" office:value="3342" calcext:value-type="float">
            <text:p>33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7])" office:value-type="float" office:value="3351" calcext:value-type="float">
            <text:p>335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8])" office:value-type="float" office:value="3360" calcext:value-type="float">
            <text:p>33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69])" office:value-type="float" office:value="3369" calcext:value-type="float">
            <text:p>33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70])" office:value-type="float" office:value="3378" calcext:value-type="float">
            <text:p>337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71])" office:value-type="float" office:value="3387" calcext:value-type="float">
            <text:p>33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72])" office:value-type="float" office:value="3396" calcext:value-type="float">
            <text:p>33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73])" office:value-type="float" office:value="3405" calcext:value-type="float">
            <text:p>34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874])" office:value-type="float" office:value="3414" calcext:value-type="float">
            <text:p>34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75])" office:value-type="float" office:value="3424" calcext:value-type="float">
            <text:p>34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76])" office:value-type="float" office:value="3434" calcext:value-type="float">
            <text:p>34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77])" office:value-type="float" office:value="3444" calcext:value-type="float">
            <text:p>34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78])" office:value-type="float" office:value="3454" calcext:value-type="float">
            <text:p>345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79])" office:value-type="float" office:value="3464" calcext:value-type="float">
            <text:p>346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0])" office:value-type="float" office:value="3474" calcext:value-type="float">
            <text:p>347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1])" office:value-type="float" office:value="3484" calcext:value-type="float">
            <text:p>34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2])" office:value-type="float" office:value="3494" calcext:value-type="float">
            <text:p>349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3])" office:value-type="float" office:value="3504" calcext:value-type="float">
            <text:p>35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4])" office:value-type="float" office:value="3514" calcext:value-type="float">
            <text:p>35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5])" office:value-type="float" office:value="3524" calcext:value-type="float">
            <text:p>35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6])" office:value-type="float" office:value="3534" calcext:value-type="float">
            <text:p>35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7])" office:value-type="float" office:value="3544" calcext:value-type="float">
            <text:p>35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8])" office:value-type="float" office:value="3554" calcext:value-type="float">
            <text:p>355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89])" office:value-type="float" office:value="3564" calcext:value-type="float">
            <text:p>356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0])" office:value-type="float" office:value="3574" calcext:value-type="float">
            <text:p>357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1])" office:value-type="float" office:value="3584" calcext:value-type="float">
            <text:p>35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2])" office:value-type="float" office:value="3594" calcext:value-type="float">
            <text:p>359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3])" office:value-type="float" office:value="3604" calcext:value-type="float">
            <text:p>36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4])" office:value-type="float" office:value="3614" calcext:value-type="float">
            <text:p>36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5])" office:value-type="float" office:value="3624" calcext:value-type="float">
            <text:p>36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6])" office:value-type="float" office:value="3634" calcext:value-type="float">
            <text:p>36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7])" office:value-type="float" office:value="3644" calcext:value-type="float">
            <text:p>36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8])" office:value-type="float" office:value="3654" calcext:value-type="float">
            <text:p>365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899])" office:value-type="float" office:value="3664" calcext:value-type="float">
            <text:p>366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0])" office:value-type="float" office:value="3674" calcext:value-type="float">
            <text:p>367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1])" office:value-type="float" office:value="3684" calcext:value-type="float">
            <text:p>36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2])" office:value-type="float" office:value="3694" calcext:value-type="float">
            <text:p>369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3])" office:value-type="float" office:value="3704" calcext:value-type="float">
            <text:p>37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4])" office:value-type="float" office:value="3714" calcext:value-type="float">
            <text:p>37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5])" office:value-type="float" office:value="3724" calcext:value-type="float">
            <text:p>37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6])" office:value-type="float" office:value="3734" calcext:value-type="float">
            <text:p>37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7])" office:value-type="float" office:value="3744" calcext:value-type="float">
            <text:p>37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8])" office:value-type="float" office:value="3754" calcext:value-type="float">
            <text:p>375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909])" office:value-type="float" office:value="3764" calcext:value-type="float">
            <text:p>37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0])" office:value-type="float" office:value="3775" calcext:value-type="float">
            <text:p>377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1])" office:value-type="float" office:value="3786" calcext:value-type="float">
            <text:p>378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2])" office:value-type="float" office:value="3797" calcext:value-type="float">
            <text:p>379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3])" office:value-type="float" office:value="3808" calcext:value-type="float">
            <text:p>380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4])" office:value-type="float" office:value="3819" calcext:value-type="float">
            <text:p>38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5])" office:value-type="float" office:value="3830" calcext:value-type="float">
            <text:p>383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6])" office:value-type="float" office:value="3841" calcext:value-type="float">
            <text:p>38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7])" office:value-type="float" office:value="3852" calcext:value-type="float">
            <text:p>38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8])" office:value-type="float" office:value="3863" calcext:value-type="float">
            <text:p>38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19])" office:value-type="float" office:value="3874" calcext:value-type="float">
            <text:p>38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0])" office:value-type="float" office:value="3885" calcext:value-type="float">
            <text:p>388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1])" office:value-type="float" office:value="3896" calcext:value-type="float">
            <text:p>38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2])" office:value-type="float" office:value="3907" calcext:value-type="float">
            <text:p>39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3])" office:value-type="float" office:value="3918" calcext:value-type="float">
            <text:p>39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4])" office:value-type="float" office:value="3929" calcext:value-type="float">
            <text:p>392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5])" office:value-type="float" office:value="3940" calcext:value-type="float">
            <text:p>394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6])" office:value-type="float" office:value="3951" calcext:value-type="float">
            <text:p>395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7])" office:value-type="float" office:value="3962" calcext:value-type="float">
            <text:p>396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8])" office:value-type="float" office:value="3973" calcext:value-type="float">
            <text:p>397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29])" office:value-type="float" office:value="3984" calcext:value-type="float">
            <text:p>39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0])" office:value-type="float" office:value="3995" calcext:value-type="float">
            <text:p>39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1])" office:value-type="float" office:value="4006" calcext:value-type="float">
            <text:p>40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2])" office:value-type="float" office:value="4017" calcext:value-type="float">
            <text:p>40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3])" office:value-type="float" office:value="4028" calcext:value-type="float">
            <text:p>40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4])" office:value-type="float" office:value="4039" calcext:value-type="float">
            <text:p>403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5])" office:value-type="float" office:value="4050" calcext:value-type="float">
            <text:p>40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6])" office:value-type="float" office:value="4061" calcext:value-type="float">
            <text:p>406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7])" office:value-type="float" office:value="4072" calcext:value-type="float">
            <text:p>407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8])" office:value-type="float" office:value="4083" calcext:value-type="float">
            <text:p>40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39])" office:value-type="float" office:value="4094" calcext:value-type="float">
            <text:p>409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940])" office:value-type="float" office:value="4105" calcext:value-type="float">
            <text:p>41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1])" office:value-type="float" office:value="4117" calcext:value-type="float">
            <text:p>411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2])" office:value-type="float" office:value="4129" calcext:value-type="float">
            <text:p>41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3])" office:value-type="float" office:value="4141" calcext:value-type="float">
            <text:p>41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4])" office:value-type="float" office:value="4153" calcext:value-type="float">
            <text:p>415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5])" office:value-type="float" office:value="4165" calcext:value-type="float">
            <text:p>41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6])" office:value-type="float" office:value="4177" calcext:value-type="float">
            <text:p>417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7])" office:value-type="float" office:value="4189" calcext:value-type="float">
            <text:p>41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8])" office:value-type="float" office:value="4201" calcext:value-type="float">
            <text:p>420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49])" office:value-type="float" office:value="4213" calcext:value-type="float">
            <text:p>42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0])" office:value-type="float" office:value="4225" calcext:value-type="float">
            <text:p>42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1])" office:value-type="float" office:value="4237" calcext:value-type="float">
            <text:p>42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2])" office:value-type="float" office:value="4249" calcext:value-type="float">
            <text:p>424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3])" office:value-type="float" office:value="4261" calcext:value-type="float">
            <text:p>42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4])" office:value-type="float" office:value="4273" calcext:value-type="float">
            <text:p>42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5])" office:value-type="float" office:value="4285" calcext:value-type="float">
            <text:p>428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6])" office:value-type="float" office:value="4297" calcext:value-type="float">
            <text:p>42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7])" office:value-type="float" office:value="4309" calcext:value-type="float">
            <text:p>43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8])" office:value-type="float" office:value="4321" calcext:value-type="float">
            <text:p>43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59])" office:value-type="float" office:value="4333" calcext:value-type="float">
            <text:p>43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0])" office:value-type="float" office:value="4345" calcext:value-type="float">
            <text:p>434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1])" office:value-type="float" office:value="4357" calcext:value-type="float">
            <text:p>43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2])" office:value-type="float" office:value="4369" calcext:value-type="float">
            <text:p>436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3])" office:value-type="float" office:value="4381" calcext:value-type="float">
            <text:p>43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4])" office:value-type="float" office:value="4393" calcext:value-type="float">
            <text:p>43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5])" office:value-type="float" office:value="4405" calcext:value-type="float">
            <text:p>44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6])" office:value-type="float" office:value="4417" calcext:value-type="float">
            <text:p>441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7])" office:value-type="float" office:value="4429" calcext:value-type="float">
            <text:p>44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8])" office:value-type="float" office:value="4441" calcext:value-type="float">
            <text:p>44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69])" office:value-type="float" office:value="4453" calcext:value-type="float">
            <text:p>445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0])" office:value-type="float" office:value="4465" calcext:value-type="float">
            <text:p>44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1])" office:value-type="float" office:value="4477" calcext:value-type="float">
            <text:p>447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2])" office:value-type="float" office:value="4489" calcext:value-type="float">
            <text:p>44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3])" office:value-type="float" office:value="4501" calcext:value-type="float">
            <text:p>450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4])" office:value-type="float" office:value="4513" calcext:value-type="float">
            <text:p>45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5])" office:value-type="float" office:value="4525" calcext:value-type="float">
            <text:p>45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6])" office:value-type="float" office:value="4537" calcext:value-type="float">
            <text:p>45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977])" office:value-type="float" office:value="4549" calcext:value-type="float">
            <text:p>454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78])" office:value-type="float" office:value="4562" calcext:value-type="float">
            <text:p>456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79])" office:value-type="float" office:value="4575" calcext:value-type="float">
            <text:p>457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0])" office:value-type="float" office:value="4588" calcext:value-type="float">
            <text:p>458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1])" office:value-type="float" office:value="4601" calcext:value-type="float">
            <text:p>46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2])" office:value-type="float" office:value="4614" calcext:value-type="float">
            <text:p>46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3])" office:value-type="float" office:value="4627" calcext:value-type="float">
            <text:p>46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4])" office:value-type="float" office:value="4640" calcext:value-type="float">
            <text:p>464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5])" office:value-type="float" office:value="4653" calcext:value-type="float">
            <text:p>465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6])" office:value-type="float" office:value="4666" calcext:value-type="float">
            <text:p>466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7])" office:value-type="float" office:value="4679" calcext:value-type="float">
            <text:p>46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8])" office:value-type="float" office:value="4692" calcext:value-type="float">
            <text:p>46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89])" office:value-type="float" office:value="4705" calcext:value-type="float">
            <text:p>47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0])" office:value-type="float" office:value="4718" calcext:value-type="float">
            <text:p>47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1])" office:value-type="float" office:value="4731" calcext:value-type="float">
            <text:p>47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2])" office:value-type="float" office:value="4744" calcext:value-type="float">
            <text:p>47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3])" office:value-type="float" office:value="4757" calcext:value-type="float">
            <text:p>47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4])" office:value-type="float" office:value="4770" calcext:value-type="float">
            <text:p>477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5])" office:value-type="float" office:value="4783" calcext:value-type="float">
            <text:p>47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996])" office:value-type="float" office:value="4796" calcext:value-type="float">
            <text:p>47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997])" office:value-type="float" office:value="4810" calcext:value-type="float">
            <text:p>48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998])" office:value-type="float" office:value="4824" calcext:value-type="float">
            <text:p>48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999])" office:value-type="float" office:value="4838" calcext:value-type="float">
            <text:p>483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0])" office:value-type="float" office:value="4852" calcext:value-type="float">
            <text:p>485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1])" office:value-type="float" office:value="4866" calcext:value-type="float">
            <text:p>48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2])" office:value-type="float" office:value="4880" calcext:value-type="float">
            <text:p>488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3])" office:value-type="float" office:value="4894" calcext:value-type="float">
            <text:p>489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4])" office:value-type="float" office:value="4908" calcext:value-type="float">
            <text:p>490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5])" office:value-type="float" office:value="4922" calcext:value-type="float">
            <text:p>49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6])" office:value-type="float" office:value="4936" calcext:value-type="float">
            <text:p>493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7])" office:value-type="float" office:value="4950" calcext:value-type="float">
            <text:p>495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8])" office:value-type="float" office:value="4964" calcext:value-type="float">
            <text:p>49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09])" office:value-type="float" office:value="4978" calcext:value-type="float">
            <text:p>497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0])" office:value-type="float" office:value="4992" calcext:value-type="float">
            <text:p>49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1])" office:value-type="float" office:value="5006" calcext:value-type="float">
            <text:p>50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2])" office:value-type="float" office:value="5020" calcext:value-type="float">
            <text:p>502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3])" office:value-type="float" office:value="5034" calcext:value-type="float">
            <text:p>503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4])" office:value-type="float" office:value="5048" calcext:value-type="float">
            <text:p>50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5])" office:value-type="float" office:value="5062" calcext:value-type="float">
            <text:p>506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6])" office:value-type="float" office:value="5076" calcext:value-type="float">
            <text:p>507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7])" office:value-type="float" office:value="5090" calcext:value-type="float">
            <text:p>509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8])" office:value-type="float" office:value="5104" calcext:value-type="float">
            <text:p>510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19])" office:value-type="float" office:value="5118" calcext:value-type="float">
            <text:p>511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0])" office:value-type="float" office:value="5132" calcext:value-type="float">
            <text:p>51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1])" office:value-type="float" office:value="5146" calcext:value-type="float">
            <text:p>514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2])" office:value-type="float" office:value="5160" calcext:value-type="float">
            <text:p>516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3])" office:value-type="float" office:value="5174" calcext:value-type="float">
            <text:p>517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4])" office:value-type="float" office:value="5188" calcext:value-type="float">
            <text:p>518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5])" office:value-type="float" office:value="5202" calcext:value-type="float">
            <text:p>520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6])" office:value-type="float" office:value="5216" calcext:value-type="float">
            <text:p>52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7])" office:value-type="float" office:value="5230" calcext:value-type="float">
            <text:p>523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1028])" office:value-type="float" office:value="5244" calcext:value-type="float">
            <text:p>52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29])" office:value-type="float" office:value="5259" calcext:value-type="float">
            <text:p>52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0])" office:value-type="float" office:value="5274" calcext:value-type="float">
            <text:p>527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1])" office:value-type="float" office:value="5289" calcext:value-type="float">
            <text:p>52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2])" office:value-type="float" office:value="5304" calcext:value-type="float">
            <text:p>53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3])" office:value-type="float" office:value="5319" calcext:value-type="float">
            <text:p>531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4])" office:value-type="float" office:value="5334" calcext:value-type="float">
            <text:p>533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5])" office:value-type="float" office:value="5349" calcext:value-type="float">
            <text:p>53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6])" office:value-type="float" office:value="5364" calcext:value-type="float">
            <text:p>53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7])" office:value-type="float" office:value="5379" calcext:value-type="float">
            <text:p>537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1038])" office:value-type="float" office:value="5394" calcext:value-type="float">
            <text:p>539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39])" office:value-type="float" office:value="5410" calcext:value-type="float">
            <text:p>54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0])" office:value-type="float" office:value="5426" calcext:value-type="float">
            <text:p>54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1])" office:value-type="float" office:value="5442" calcext:value-type="float">
            <text:p>544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2])" office:value-type="float" office:value="5458" calcext:value-type="float">
            <text:p>545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3])" office:value-type="float" office:value="5474" calcext:value-type="float">
            <text:p>547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4])" office:value-type="float" office:value="5490" calcext:value-type="float">
            <text:p>54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5])" office:value-type="float" office:value="5506" calcext:value-type="float">
            <text:p>550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6])" office:value-type="float" office:value="5522" calcext:value-type="float">
            <text:p>55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7])" office:value-type="float" office:value="5538" calcext:value-type="float">
            <text:p>553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8])" office:value-type="float" office:value="5554" calcext:value-type="float">
            <text:p>555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49])" office:value-type="float" office:value="5570" calcext:value-type="float">
            <text:p>557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0])" office:value-type="float" office:value="5586" calcext:value-type="float">
            <text:p>55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1])" office:value-type="float" office:value="5602" calcext:value-type="float">
            <text:p>56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2])" office:value-type="float" office:value="5618" calcext:value-type="float">
            <text:p>561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3])" office:value-type="float" office:value="5634" calcext:value-type="float">
            <text:p>563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4])" office:value-type="float" office:value="5650" calcext:value-type="float">
            <text:p>565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5])" office:value-type="float" office:value="5666" calcext:value-type="float">
            <text:p>56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6])" office:value-type="float" office:value="5682" calcext:value-type="float">
            <text:p>568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7])" office:value-type="float" office:value="5698" calcext:value-type="float">
            <text:p>56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8])" office:value-type="float" office:value="5714" calcext:value-type="float">
            <text:p>57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59])" office:value-type="float" office:value="5730" calcext:value-type="float">
            <text:p>57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0])" office:value-type="float" office:value="5746" calcext:value-type="float">
            <text:p>574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1])" office:value-type="float" office:value="5762" calcext:value-type="float">
            <text:p>57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2])" office:value-type="float" office:value="5778" calcext:value-type="float">
            <text:p>577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3])" office:value-type="float" office:value="5794" calcext:value-type="float">
            <text:p>579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4])" office:value-type="float" office:value="5810" calcext:value-type="float">
            <text:p>58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5])" office:value-type="float" office:value="5826" calcext:value-type="float">
            <text:p>58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6])" office:value-type="float" office:value="5842" calcext:value-type="float">
            <text:p>584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7])" office:value-type="float" office:value="5858" calcext:value-type="float">
            <text:p>585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8])" office:value-type="float" office:value="5874" calcext:value-type="float">
            <text:p>587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69])" office:value-type="float" office:value="5890" calcext:value-type="float">
            <text:p>58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0])" office:value-type="float" office:value="5906" calcext:value-type="float">
            <text:p>590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1])" office:value-type="float" office:value="5922" calcext:value-type="float">
            <text:p>59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2])" office:value-type="float" office:value="5938" calcext:value-type="float">
            <text:p>593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3])" office:value-type="float" office:value="5954" calcext:value-type="float">
            <text:p>595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4])" office:value-type="float" office:value="5970" calcext:value-type="float">
            <text:p>597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5])" office:value-type="float" office:value="5986" calcext:value-type="float">
            <text:p>59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6])" office:value-type="float" office:value="6002" calcext:value-type="float">
            <text:p>60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7])" office:value-type="float" office:value="6018" calcext:value-type="float">
            <text:p>601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8])" office:value-type="float" office:value="6034" calcext:value-type="float">
            <text:p>603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79])" office:value-type="float" office:value="6050" calcext:value-type="float">
            <text:p>605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80])" office:value-type="float" office:value="6066" calcext:value-type="float">
            <text:p>60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81])" office:value-type="float" office:value="6082" calcext:value-type="float">
            <text:p>608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1082])" office:value-type="float" office:value="6098" calcext:value-type="float">
            <text:p>609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3])" office:value-type="float" office:value="6115" calcext:value-type="float">
            <text:p>611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4])" office:value-type="float" office:value="6132" calcext:value-type="float">
            <text:p>613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5])" office:value-type="float" office:value="6149" calcext:value-type="float">
            <text:p>614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6])" office:value-type="float" office:value="6166" calcext:value-type="float">
            <text:p>616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7])" office:value-type="float" office:value="6183" calcext:value-type="float">
            <text:p>618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8])" office:value-type="float" office:value="6200" calcext:value-type="float">
            <text:p>62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89])" office:value-type="float" office:value="6217" calcext:value-type="float">
            <text:p>62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0])" office:value-type="float" office:value="6234" calcext:value-type="float">
            <text:p>623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1])" office:value-type="float" office:value="6251" calcext:value-type="float">
            <text:p>625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2])" office:value-type="float" office:value="6268" calcext:value-type="float">
            <text:p>626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3])" office:value-type="float" office:value="6285" calcext:value-type="float">
            <text:p>62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4])" office:value-type="float" office:value="6302" calcext:value-type="float">
            <text:p>630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5])" office:value-type="float" office:value="6319" calcext:value-type="float">
            <text:p>631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6])" office:value-type="float" office:value="6336" calcext:value-type="float">
            <text:p>633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7])" office:value-type="float" office:value="6353" calcext:value-type="float">
            <text:p>635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8])" office:value-type="float" office:value="6370" calcext:value-type="float">
            <text:p>637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099])" office:value-type="float" office:value="6387" calcext:value-type="float">
            <text:p>638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100])" office:value-type="float" office:value="6404" calcext:value-type="float">
            <text:p>640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1101])" office:value-type="float" office:value="6421" calcext:value-type="float">
            <text:p>64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2])" office:value-type="float" office:value="6439" calcext:value-type="float">
            <text:p>643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3])" office:value-type="float" office:value="6457" calcext:value-type="float">
            <text:p>645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4])" office:value-type="float" office:value="6475" calcext:value-type="float">
            <text:p>64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5])" office:value-type="float" office:value="6493" calcext:value-type="float">
            <text:p>649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6])" office:value-type="float" office:value="6511" calcext:value-type="float">
            <text:p>65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7])" office:value-type="float" office:value="6529" calcext:value-type="float">
            <text:p>65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8])" office:value-type="float" office:value="6547" calcext:value-type="float">
            <text:p>654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09])" office:value-type="float" office:value="6565" calcext:value-type="float">
            <text:p>656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0])" office:value-type="float" office:value="6583" calcext:value-type="float">
            <text:p>658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1])" office:value-type="float" office:value="6601" calcext:value-type="float">
            <text:p>660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2])" office:value-type="float" office:value="6619" calcext:value-type="float">
            <text:p>66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3])" office:value-type="float" office:value="6637" calcext:value-type="float">
            <text:p>663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4])" office:value-type="float" office:value="6655" calcext:value-type="float">
            <text:p>665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5])" office:value-type="float" office:value="6673" calcext:value-type="float">
            <text:p>667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1116])" office:value-type="float" office:value="6691" calcext:value-type="float">
            <text:p>66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17])" office:value-type="float" office:value="6710" calcext:value-type="float">
            <text:p>67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18])" office:value-type="float" office:value="6729" calcext:value-type="float">
            <text:p>672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19])" office:value-type="float" office:value="6748" calcext:value-type="float">
            <text:p>67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0])" office:value-type="float" office:value="6767" calcext:value-type="float">
            <text:p>676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1])" office:value-type="float" office:value="6786" calcext:value-type="float">
            <text:p>678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2])" office:value-type="float" office:value="6805" calcext:value-type="float">
            <text:p>68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3])" office:value-type="float" office:value="6824" calcext:value-type="float">
            <text:p>68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4])" office:value-type="float" office:value="6843" calcext:value-type="float">
            <text:p>684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5])" office:value-type="float" office:value="6862" calcext:value-type="float">
            <text:p>686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6])" office:value-type="float" office:value="6881" calcext:value-type="float">
            <text:p>68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7])" office:value-type="float" office:value="6900" calcext:value-type="float">
            <text:p>69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8])" office:value-type="float" office:value="6919" calcext:value-type="float">
            <text:p>69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29])" office:value-type="float" office:value="6938" calcext:value-type="float">
            <text:p>693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30])" office:value-type="float" office:value="6957" calcext:value-type="float">
            <text:p>69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31])" office:value-type="float" office:value="6976" calcext:value-type="float">
            <text:p>697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1132])" office:value-type="float" office:value="6995" calcext:value-type="float">
            <text:p>69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3])" office:value-type="float" office:value="7015" calcext:value-type="float">
            <text:p>70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4])" office:value-type="float" office:value="7035" calcext:value-type="float">
            <text:p>70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5])" office:value-type="float" office:value="7055" calcext:value-type="float">
            <text:p>70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6])" office:value-type="float" office:value="7075" calcext:value-type="float">
            <text:p>70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7])" office:value-type="float" office:value="7095" calcext:value-type="float">
            <text:p>70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8])" office:value-type="float" office:value="7115" calcext:value-type="float">
            <text:p>71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39])" office:value-type="float" office:value="7135" calcext:value-type="float">
            <text:p>71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0])" office:value-type="float" office:value="7155" calcext:value-type="float">
            <text:p>71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1])" office:value-type="float" office:value="7175" calcext:value-type="float">
            <text:p>71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2])" office:value-type="float" office:value="7195" calcext:value-type="float">
            <text:p>71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3])" office:value-type="float" office:value="7215" calcext:value-type="float">
            <text:p>72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4])" office:value-type="float" office:value="7235" calcext:value-type="float">
            <text:p>72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5])" office:value-type="float" office:value="7255" calcext:value-type="float">
            <text:p>72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6])" office:value-type="float" office:value="7275" calcext:value-type="float">
            <text:p>72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7])" office:value-type="float" office:value="7295" calcext:value-type="float">
            <text:p>72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8])" office:value-type="float" office:value="7315" calcext:value-type="float">
            <text:p>73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49])" office:value-type="float" office:value="7335" calcext:value-type="float">
            <text:p>73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0])" office:value-type="float" office:value="7355" calcext:value-type="float">
            <text:p>73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1])" office:value-type="float" office:value="7375" calcext:value-type="float">
            <text:p>73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2])" office:value-type="float" office:value="7395" calcext:value-type="float">
            <text:p>73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3])" office:value-type="float" office:value="7415" calcext:value-type="float">
            <text:p>74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4])" office:value-type="float" office:value="7435" calcext:value-type="float">
            <text:p>74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5])" office:value-type="float" office:value="7455" calcext:value-type="float">
            <text:p>74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6])" office:value-type="float" office:value="7475" calcext:value-type="float">
            <text:p>74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7])" office:value-type="float" office:value="7495" calcext:value-type="float">
            <text:p>74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8])" office:value-type="float" office:value="7515" calcext:value-type="float">
            <text:p>75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59])" office:value-type="float" office:value="7535" calcext:value-type="float">
            <text:p>75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0])" office:value-type="float" office:value="7555" calcext:value-type="float">
            <text:p>75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1])" office:value-type="float" office:value="7575" calcext:value-type="float">
            <text:p>75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2])" office:value-type="float" office:value="7595" calcext:value-type="float">
            <text:p>75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3])" office:value-type="float" office:value="7615" calcext:value-type="float">
            <text:p>76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4])" office:value-type="float" office:value="7635" calcext:value-type="float">
            <text:p>76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5])" office:value-type="float" office:value="7655" calcext:value-type="float">
            <text:p>76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6])" office:value-type="float" office:value="7675" calcext:value-type="float">
            <text:p>76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1167])" office:value-type="float" office:value="7695" calcext:value-type="float">
            <text:p>769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68])" office:value-type="float" office:value="7716" calcext:value-type="float">
            <text:p>771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69])" office:value-type="float" office:value="7737" calcext:value-type="float">
            <text:p>77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0])" office:value-type="float" office:value="7758" calcext:value-type="float">
            <text:p>775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1])" office:value-type="float" office:value="7779" calcext:value-type="float">
            <text:p>777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2])" office:value-type="float" office:value="7800" calcext:value-type="float">
            <text:p>78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3])" office:value-type="float" office:value="7821" calcext:value-type="float">
            <text:p>78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4])" office:value-type="float" office:value="7842" calcext:value-type="float">
            <text:p>784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5])" office:value-type="float" office:value="7863" calcext:value-type="float">
            <text:p>78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6])" office:value-type="float" office:value="7884" calcext:value-type="float">
            <text:p>788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7])" office:value-type="float" office:value="7905" calcext:value-type="float">
            <text:p>790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8])" office:value-type="float" office:value="7926" calcext:value-type="float">
            <text:p>792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79])" office:value-type="float" office:value="7947" calcext:value-type="float">
            <text:p>794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0])" office:value-type="float" office:value="7968" calcext:value-type="float">
            <text:p>796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1])" office:value-type="float" office:value="7989" calcext:value-type="float">
            <text:p>79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2])" office:value-type="float" office:value="8010" calcext:value-type="float">
            <text:p>801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3])" office:value-type="float" office:value="8031" calcext:value-type="float">
            <text:p>803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4])" office:value-type="float" office:value="8052" calcext:value-type="float">
            <text:p>805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5])" office:value-type="float" office:value="8073" calcext:value-type="float">
            <text:p>807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6])" office:value-type="float" office:value="8094" calcext:value-type="float">
            <text:p>809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7])" office:value-type="float" office:value="8115" calcext:value-type="float">
            <text:p>811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8])" office:value-type="float" office:value="8136" calcext:value-type="float">
            <text:p>813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1189])" office:value-type="float" office:value="8157" calcext:value-type="float">
            <text:p>815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0])" office:value-type="float" office:value="8179" calcext:value-type="float">
            <text:p>81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1])" office:value-type="float" office:value="8201" calcext:value-type="float">
            <text:p>820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2])" office:value-type="float" office:value="8223" calcext:value-type="float">
            <text:p>82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3])" office:value-type="float" office:value="8245" calcext:value-type="float">
            <text:p>824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4])" office:value-type="float" office:value="8267" calcext:value-type="float">
            <text:p>826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5])" office:value-type="float" office:value="8289" calcext:value-type="float">
            <text:p>828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6])" office:value-type="float" office:value="8311" calcext:value-type="float">
            <text:p>831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7])" office:value-type="float" office:value="8333" calcext:value-type="float">
            <text:p>833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8])" office:value-type="float" office:value="8355" calcext:value-type="float">
            <text:p>835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199])" office:value-type="float" office:value="8377" calcext:value-type="float">
            <text:p>83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0])" office:value-type="float" office:value="8399" calcext:value-type="float">
            <text:p>839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1])" office:value-type="float" office:value="8421" calcext:value-type="float">
            <text:p>84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2])" office:value-type="float" office:value="8443" calcext:value-type="float">
            <text:p>844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3])" office:value-type="float" office:value="8465" calcext:value-type="float">
            <text:p>84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4])" office:value-type="float" office:value="8487" calcext:value-type="float">
            <text:p>848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5])" office:value-type="float" office:value="8509" calcext:value-type="float">
            <text:p>850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6])" office:value-type="float" office:value="8531" calcext:value-type="float">
            <text:p>853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7])" office:value-type="float" office:value="8553" calcext:value-type="float">
            <text:p>855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8])" office:value-type="float" office:value="8575" calcext:value-type="float">
            <text:p>857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09])" office:value-type="float" office:value="8597" calcext:value-type="float">
            <text:p>859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10])" office:value-type="float" office:value="8619" calcext:value-type="float">
            <text:p>861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11])" office:value-type="float" office:value="8641" calcext:value-type="float">
            <text:p>864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1212])" office:value-type="float" office:value="8663" calcext:value-type="float">
            <text:p>866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3])" office:value-type="float" office:value="8686" calcext:value-type="float">
            <text:p>86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4])" office:value-type="float" office:value="8709" calcext:value-type="float">
            <text:p>870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5])" office:value-type="float" office:value="8732" calcext:value-type="float">
            <text:p>873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6])" office:value-type="float" office:value="8755" calcext:value-type="float">
            <text:p>875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7])" office:value-type="float" office:value="8778" calcext:value-type="float">
            <text:p>877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8])" office:value-type="float" office:value="8801" calcext:value-type="float">
            <text:p>880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19])" office:value-type="float" office:value="8824" calcext:value-type="float">
            <text:p>88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0])" office:value-type="float" office:value="8847" calcext:value-type="float">
            <text:p>884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1])" office:value-type="float" office:value="8870" calcext:value-type="float">
            <text:p>88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2])" office:value-type="float" office:value="8893" calcext:value-type="float">
            <text:p>889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3])" office:value-type="float" office:value="8916" calcext:value-type="float">
            <text:p>89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4])" office:value-type="float" office:value="8939" calcext:value-type="float">
            <text:p>893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5])" office:value-type="float" office:value="8962" calcext:value-type="float">
            <text:p>89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6])" office:value-type="float" office:value="8985" calcext:value-type="float">
            <text:p>898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7])" office:value-type="float" office:value="9008" calcext:value-type="float">
            <text:p>90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1228])" office:value-type="float" office:value="9031" calcext:value-type="float">
            <text:p>90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29])" office:value-type="float" office:value="9056" calcext:value-type="float">
            <text:p>905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0])" office:value-type="float" office:value="9081" calcext:value-type="float">
            <text:p>908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1])" office:value-type="float" office:value="9106" calcext:value-type="float">
            <text:p>910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2])" office:value-type="float" office:value="9131" calcext:value-type="float">
            <text:p>91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3])" office:value-type="float" office:value="9156" calcext:value-type="float">
            <text:p>915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4])" office:value-type="float" office:value="9181" calcext:value-type="float">
            <text:p>918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5])" office:value-type="float" office:value="9206" calcext:value-type="float">
            <text:p>920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6])" office:value-type="float" office:value="9231" calcext:value-type="float">
            <text:p>92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7])" office:value-type="float" office:value="9256" calcext:value-type="float">
            <text:p>925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8])" office:value-type="float" office:value="9281" calcext:value-type="float">
            <text:p>928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39])" office:value-type="float" office:value="9306" calcext:value-type="float">
            <text:p>930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0])" office:value-type="float" office:value="9331" calcext:value-type="float">
            <text:p>93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1])" office:value-type="float" office:value="9356" calcext:value-type="float">
            <text:p>935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2])" office:value-type="float" office:value="9381" calcext:value-type="float">
            <text:p>938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3])" office:value-type="float" office:value="9406" calcext:value-type="float">
            <text:p>940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4])" office:value-type="float" office:value="9431" calcext:value-type="float">
            <text:p>94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5])" office:value-type="float" office:value="9456" calcext:value-type="float">
            <text:p>945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6])" office:value-type="float" office:value="9481" calcext:value-type="float">
            <text:p>948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7])" office:value-type="float" office:value="9506" calcext:value-type="float">
            <text:p>950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8])" office:value-type="float" office:value="9531" calcext:value-type="float">
            <text:p>95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1249])" office:value-type="float" office:value="9556" calcext:value-type="float">
            <text:p>955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0])" office:value-type="float" office:value="9582" calcext:value-type="float">
            <text:p>958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1])" office:value-type="float" office:value="9608" calcext:value-type="float">
            <text:p>96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2])" office:value-type="float" office:value="9634" calcext:value-type="float">
            <text:p>963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3])" office:value-type="float" office:value="9660" calcext:value-type="float">
            <text:p>966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4])" office:value-type="float" office:value="9686" calcext:value-type="float">
            <text:p>968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5])" office:value-type="float" office:value="9712" calcext:value-type="float">
            <text:p>971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6])" office:value-type="float" office:value="9738" calcext:value-type="float">
            <text:p>973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7])" office:value-type="float" office:value="9764" calcext:value-type="float">
            <text:p>976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8])" office:value-type="float" office:value="9790" calcext:value-type="float">
            <text:p>979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59])" office:value-type="float" office:value="9816" calcext:value-type="float">
            <text:p>981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0])" office:value-type="float" office:value="9842" calcext:value-type="float">
            <text:p>984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1])" office:value-type="float" office:value="9868" calcext:value-type="float">
            <text:p>986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2])" office:value-type="float" office:value="9894" calcext:value-type="float">
            <text:p>989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3])" office:value-type="float" office:value="9920" calcext:value-type="float">
            <text:p>992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4])" office:value-type="float" office:value="9946" calcext:value-type="float">
            <text:p>994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5])" office:value-type="float" office:value="9972" calcext:value-type="float">
            <text:p>997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6])" office:value-type="float" office:value="9998" calcext:value-type="float">
            <text:p>999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7])" office:value-type="float" office:value="10024" calcext:value-type="float">
            <text:p>100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1268])" office:value-type="float" office:value="10050" calcext:value-type="float">
            <text:p>1005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69])" office:value-type="float" office:value="10077" calcext:value-type="float">
            <text:p>1007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0])" office:value-type="float" office:value="10104" calcext:value-type="float">
            <text:p>1010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1])" office:value-type="float" office:value="10131" calcext:value-type="float">
            <text:p>1013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2])" office:value-type="float" office:value="10158" calcext:value-type="float">
            <text:p>1015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3])" office:value-type="float" office:value="10185" calcext:value-type="float">
            <text:p>1018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4])" office:value-type="float" office:value="10212" calcext:value-type="float">
            <text:p>1021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5])" office:value-type="float" office:value="10239" calcext:value-type="float">
            <text:p>1023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6])" office:value-type="float" office:value="10266" calcext:value-type="float">
            <text:p>1026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7])" office:value-type="float" office:value="10293" calcext:value-type="float">
            <text:p>1029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8])" office:value-type="float" office:value="10320" calcext:value-type="float">
            <text:p>1032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79])" office:value-type="float" office:value="10347" calcext:value-type="float">
            <text:p>1034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80])" office:value-type="float" office:value="10374" calcext:value-type="float">
            <text:p>103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81])" office:value-type="float" office:value="10401" calcext:value-type="float">
            <text:p>1040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82])" office:value-type="float" office:value="10428" calcext:value-type="float">
            <text:p>104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83])" office:value-type="float" office:value="10455" calcext:value-type="float">
            <text:p>1045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1284])" office:value-type="float" office:value="10482" calcext:value-type="float">
            <text:p>1048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85])" office:value-type="float" office:value="10510" calcext:value-type="float">
            <text:p>1051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86])" office:value-type="float" office:value="10538" calcext:value-type="float">
            <text:p>1053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87])" office:value-type="float" office:value="10566" calcext:value-type="float">
            <text:p>1056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88])" office:value-type="float" office:value="10594" calcext:value-type="float">
            <text:p>1059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89])" office:value-type="float" office:value="10622" calcext:value-type="float">
            <text:p>1062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0])" office:value-type="float" office:value="10650" calcext:value-type="float">
            <text:p>1065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1])" office:value-type="float" office:value="10678" calcext:value-type="float">
            <text:p>1067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2])" office:value-type="float" office:value="10706" calcext:value-type="float">
            <text:p>1070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3])" office:value-type="float" office:value="10734" calcext:value-type="float">
            <text:p>1073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4])" office:value-type="float" office:value="10762" calcext:value-type="float">
            <text:p>1076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5])" office:value-type="float" office:value="10790" calcext:value-type="float">
            <text:p>1079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6])" office:value-type="float" office:value="10818" calcext:value-type="float">
            <text:p>1081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7])" office:value-type="float" office:value="10846" calcext:value-type="float">
            <text:p>1084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8])" office:value-type="float" office:value="10874" calcext:value-type="float">
            <text:p>1087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299])" office:value-type="float" office:value="10902" calcext:value-type="float">
            <text:p>1090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0])" office:value-type="float" office:value="10930" calcext:value-type="float">
            <text:p>1093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1])" office:value-type="float" office:value="10958" calcext:value-type="float">
            <text:p>1095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2])" office:value-type="float" office:value="10986" calcext:value-type="float">
            <text:p>1098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3])" office:value-type="float" office:value="11014" calcext:value-type="float">
            <text:p>1101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4])" office:value-type="float" office:value="11042" calcext:value-type="float">
            <text:p>1104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5])" office:value-type="float" office:value="11070" calcext:value-type="float">
            <text:p>1107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6])" office:value-type="float" office:value="11098" calcext:value-type="float">
            <text:p>1109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1307])" office:value-type="float" office:value="11126" calcext:value-type="float">
            <text:p>1112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08])" office:value-type="float" office:value="11155" calcext:value-type="float">
            <text:p>1115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09])" office:value-type="float" office:value="11184" calcext:value-type="float">
            <text:p>111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0])" office:value-type="float" office:value="11213" calcext:value-type="float">
            <text:p>112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1])" office:value-type="float" office:value="11242" calcext:value-type="float">
            <text:p>1124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2])" office:value-type="float" office:value="11271" calcext:value-type="float">
            <text:p>1127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3])" office:value-type="float" office:value="11300" calcext:value-type="float">
            <text:p>113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4])" office:value-type="float" office:value="11329" calcext:value-type="float">
            <text:p>113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5])" office:value-type="float" office:value="11358" calcext:value-type="float">
            <text:p>1135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6])" office:value-type="float" office:value="11387" calcext:value-type="float">
            <text:p>1138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7])" office:value-type="float" office:value="11416" calcext:value-type="float">
            <text:p>1141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8])" office:value-type="float" office:value="11445" calcext:value-type="float">
            <text:p>1144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19])" office:value-type="float" office:value="11474" calcext:value-type="float">
            <text:p>1147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0])" office:value-type="float" office:value="11503" calcext:value-type="float">
            <text:p>115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1])" office:value-type="float" office:value="11532" calcext:value-type="float">
            <text:p>1153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2])" office:value-type="float" office:value="11561" calcext:value-type="float">
            <text:p>1156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3])" office:value-type="float" office:value="11590" calcext:value-type="float">
            <text:p>1159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4])" office:value-type="float" office:value="11619" calcext:value-type="float">
            <text:p>1161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5])" office:value-type="float" office:value="11648" calcext:value-type="float">
            <text:p>1164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6])" office:value-type="float" office:value="11677" calcext:value-type="float">
            <text:p>1167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7])" office:value-type="float" office:value="11706" calcext:value-type="float">
            <text:p>1170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8])" office:value-type="float" office:value="11735" calcext:value-type="float">
            <text:p>1173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29])" office:value-type="float" office:value="11764" calcext:value-type="float">
            <text:p>1176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30])" office:value-type="float" office:value="11793" calcext:value-type="float">
            <text:p>117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31])" office:value-type="float" office:value="11822" calcext:value-type="float">
            <text:p>1182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32])" office:value-type="float" office:value="11851" calcext:value-type="float">
            <text:p>1185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1333])" office:value-type="float" office:value="11880" calcext:value-type="float">
            <text:p>1188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34])" office:value-type="float" office:value="11911" calcext:value-type="float">
            <text:p>1191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35])" office:value-type="float" office:value="11942" calcext:value-type="float">
            <text:p>1194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36])" office:value-type="float" office:value="11973" calcext:value-type="float">
            <text:p>1197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37])" office:value-type="float" office:value="12004" calcext:value-type="float">
            <text:p>12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38])" office:value-type="float" office:value="12035" calcext:value-type="float">
            <text:p>1203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39])" office:value-type="float" office:value="12066" calcext:value-type="float">
            <text:p>1206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0])" office:value-type="float" office:value="12097" calcext:value-type="float">
            <text:p>1209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1])" office:value-type="float" office:value="12128" calcext:value-type="float">
            <text:p>1212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2])" office:value-type="float" office:value="12159" calcext:value-type="float">
            <text:p>1215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3])" office:value-type="float" office:value="12190" calcext:value-type="float">
            <text:p>1219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4])" office:value-type="float" office:value="12221" calcext:value-type="float">
            <text:p>1222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5])" office:value-type="float" office:value="12252" calcext:value-type="float">
            <text:p>1225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6])" office:value-type="float" office:value="12283" calcext:value-type="float">
            <text:p>1228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7])" office:value-type="float" office:value="12314" calcext:value-type="float">
            <text:p>1231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8])" office:value-type="float" office:value="12345" calcext:value-type="float">
            <text:p>1234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49])" office:value-type="float" office:value="12376" calcext:value-type="float">
            <text:p>1237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50])" office:value-type="float" office:value="12407" calcext:value-type="float">
            <text:p>1240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51])" office:value-type="float" office:value="12438" calcext:value-type="float">
            <text:p>1243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1352])" office:value-type="float" office:value="12469" calcext:value-type="float">
            <text:p>124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3])" office:value-type="float" office:value="12501" calcext:value-type="float">
            <text:p>1250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4])" office:value-type="float" office:value="12533" calcext:value-type="float">
            <text:p>125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5])" office:value-type="float" office:value="12565" calcext:value-type="float">
            <text:p>125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6])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7])" office:value-type="float" office:value="12629" calcext:value-type="float">
            <text:p>1262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8])" office:value-type="float" office:value="12661" calcext:value-type="float">
            <text:p>1266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59])" office:value-type="float" office:value="12693" calcext:value-type="float">
            <text:p>1269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0])" office:value-type="float" office:value="12725" calcext:value-type="float">
            <text:p>1272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1])" office:value-type="float" office:value="12757" calcext:value-type="float">
            <text:p>1275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2])" office:value-type="float" office:value="12789" calcext:value-type="float">
            <text:p>1278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3])" office:value-type="float" office:value="12821" calcext:value-type="float">
            <text:p>1282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4])" office:value-type="float" office:value="12853" calcext:value-type="float">
            <text:p>1285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5])" office:value-type="float" office:value="12885" calcext:value-type="float">
            <text:p>1288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6])" office:value-type="float" office:value="12917" calcext:value-type="float">
            <text:p>1291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7])" office:value-type="float" office:value="12949" calcext:value-type="float">
            <text:p>1294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8])" office:value-type="float" office:value="12981" calcext:value-type="float">
            <text:p>1298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69])" office:value-type="float" office:value="13013" calcext:value-type="float">
            <text:p>1301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70])" office:value-type="float" office:value="13045" calcext:value-type="float">
            <text:p>1304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1371])" office:value-type="float" office:value="13077" calcext:value-type="float">
            <text:p>1307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2])" office:value-type="float" office:value="13111" calcext:value-type="float">
            <text:p>1311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3])" office:value-type="float" office:value="13145" calcext:value-type="float">
            <text:p>1314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4])" office:value-type="float" office:value="13179" calcext:value-type="float">
            <text:p>1317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5])" office:value-type="float" office:value="13213" calcext:value-type="float">
            <text:p>1321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6])" office:value-type="float" office:value="13247" calcext:value-type="float">
            <text:p>1324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7])" office:value-type="float" office:value="13281" calcext:value-type="float">
            <text:p>1328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8])" office:value-type="float" office:value="13315" calcext:value-type="float">
            <text:p>1331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79])" office:value-type="float" office:value="13349" calcext:value-type="float">
            <text:p>1334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0])" office:value-type="float" office:value="13383" calcext:value-type="float">
            <text:p>1338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1])" office:value-type="float" office:value="13417" calcext:value-type="float">
            <text:p>1341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2])" office:value-type="float" office:value="13451" calcext:value-type="float">
            <text:p>1345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3])" office:value-type="float" office:value="13485" calcext:value-type="float">
            <text:p>1348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4])" office:value-type="float" office:value="13519" calcext:value-type="float">
            <text:p>1351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5])" office:value-type="float" office:value="13553" calcext:value-type="float">
            <text:p>1355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6])" office:value-type="float" office:value="13587" calcext:value-type="float">
            <text:p>1358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1387])" office:value-type="float" office:value="13621" calcext:value-type="float">
            <text:p>136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88])" office:value-type="float" office:value="13656" calcext:value-type="float">
            <text:p>1365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89])" office:value-type="float" office:value="13691" calcext:value-type="float">
            <text:p>1369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0])" office:value-type="float" office:value="13726" calcext:value-type="float">
            <text:p>137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1])" office:value-type="float" office:value="13761" calcext:value-type="float">
            <text:p>1376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2])" office:value-type="float" office:value="13796" calcext:value-type="float">
            <text:p>137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3])" office:value-type="float" office:value="13831" calcext:value-type="float">
            <text:p>1383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4])" office:value-type="float" office:value="13866" calcext:value-type="float">
            <text:p>1386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5])" office:value-type="float" office:value="13901" calcext:value-type="float">
            <text:p>1390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6])" office:value-type="float" office:value="13936" calcext:value-type="float">
            <text:p>1393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7])" office:value-type="float" office:value="13971" calcext:value-type="float">
            <text:p>1397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8])" office:value-type="float" office:value="14006" calcext:value-type="float">
            <text:p>140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399])" office:value-type="float" office:value="14041" calcext:value-type="float">
            <text:p>1404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0])" office:value-type="float" office:value="14076" calcext:value-type="float">
            <text:p>1407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1])" office:value-type="float" office:value="14111" calcext:value-type="float">
            <text:p>1411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2])" office:value-type="float" office:value="14146" calcext:value-type="float">
            <text:p>1414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3])" office:value-type="float" office:value="14181" calcext:value-type="float">
            <text:p>1418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4])" office:value-type="float" office:value="14216" calcext:value-type="float">
            <text:p>1421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5])" office:value-type="float" office:value="14251" calcext:value-type="float">
            <text:p>1425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6])" office:value-type="float" office:value="14286" calcext:value-type="float">
            <text:p>1428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7])" office:value-type="float" office:value="14321" calcext:value-type="float">
            <text:p>143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8])" office:value-type="float" office:value="14356" calcext:value-type="float">
            <text:p>1435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09])" office:value-type="float" office:value="14391" calcext:value-type="float">
            <text:p>1439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10])" office:value-type="float" office:value="14426" calcext:value-type="float">
            <text:p>144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11])" office:value-type="float" office:value="14461" calcext:value-type="float">
            <text:p>1446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1412])" office:value-type="float" office:value="14496" calcext:value-type="float">
            <text:p>1449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3])" office:value-type="float" office:value="14533" calcext:value-type="float">
            <text:p>145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4])" office:value-type="float" office:value="14570" calcext:value-type="float">
            <text:p>1457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5])" office:value-type="float" office:value="14607" calcext:value-type="float">
            <text:p>1460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6])" office:value-type="float" office:value="14644" calcext:value-type="float">
            <text:p>1464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7])" office:value-type="float" office:value="14681" calcext:value-type="float">
            <text:p>1468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8])" office:value-type="float" office:value="14718" calcext:value-type="float">
            <text:p>1471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19])" office:value-type="float" office:value="14755" calcext:value-type="float">
            <text:p>1475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0])" office:value-type="float" office:value="14792" calcext:value-type="float">
            <text:p>1479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1])" office:value-type="float" office:value="14829" calcext:value-type="float">
            <text:p>1482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2])" office:value-type="float" office:value="14866" calcext:value-type="float">
            <text:p>1486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3])" office:value-type="float" office:value="14903" calcext:value-type="float">
            <text:p>1490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4])" office:value-type="float" office:value="14940" calcext:value-type="float">
            <text:p>1494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5])" office:value-type="float" office:value="14977" calcext:value-type="float">
            <text:p>1497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6])" office:value-type="float" office:value="15014" calcext:value-type="float">
            <text:p>1501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1427])" office:value-type="float" office:value="15051" calcext:value-type="float">
            <text:p>1505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28])" office:value-type="float" office:value="15090" calcext:value-type="float">
            <text:p>1509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29])" office:value-type="float" office:value="15129" calcext:value-type="float">
            <text:p>1512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0])" office:value-type="float" office:value="15168" calcext:value-type="float">
            <text:p>1516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1])" office:value-type="float" office:value="15207" calcext:value-type="float">
            <text:p>1520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2])" office:value-type="float" office:value="15246" calcext:value-type="float">
            <text:p>1524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3])" office:value-type="float" office:value="15285" calcext:value-type="float">
            <text:p>1528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4])" office:value-type="float" office:value="15324" calcext:value-type="float">
            <text:p>1532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5])" office:value-type="float" office:value="15363" calcext:value-type="float">
            <text:p>1536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6])" office:value-type="float" office:value="15402" calcext:value-type="float">
            <text:p>1540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7])" office:value-type="float" office:value="15441" calcext:value-type="float">
            <text:p>1544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8])" office:value-type="float" office:value="15480" calcext:value-type="float">
            <text:p>1548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39])" office:value-type="float" office:value="15519" calcext:value-type="float">
            <text:p>1551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0])" office:value-type="float" office:value="15558" calcext:value-type="float">
            <text:p>1555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1])" office:value-type="float" office:value="15597" calcext:value-type="float">
            <text:p>1559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2])" office:value-type="float" office:value="15636" calcext:value-type="float">
            <text:p>1563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3])" office:value-type="float" office:value="15675" calcext:value-type="float">
            <text:p>156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4])" office:value-type="float" office:value="15714" calcext:value-type="float">
            <text:p>1571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5])" office:value-type="float" office:value="15753" calcext:value-type="float">
            <text:p>1575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6])" office:value-type="float" office:value="15792" calcext:value-type="float">
            <text:p>1579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7])" office:value-type="float" office:value="15831" calcext:value-type="float">
            <text:p>1583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1448])" office:value-type="float" office:value="15870" calcext:value-type="float">
            <text:p>1587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49])" office:value-type="float" office:value="15911" calcext:value-type="float">
            <text:p>1591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0])" office:value-type="float" office:value="15952" calcext:value-type="float">
            <text:p>1595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1])" office:value-type="float" office:value="15993" calcext:value-type="float">
            <text:p>1599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2])" office:value-type="float" office:value="16034" calcext:value-type="float">
            <text:p>1603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3])" office:value-type="float" office:value="16075" calcext:value-type="float">
            <text:p>1607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4])" office:value-type="float" office:value="16116" calcext:value-type="float">
            <text:p>1611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5])" office:value-type="float" office:value="16157" calcext:value-type="float">
            <text:p>1615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6])" office:value-type="float" office:value="16198" calcext:value-type="float">
            <text:p>1619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7])" office:value-type="float" office:value="16239" calcext:value-type="float">
            <text:p>1623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8])" office:value-type="float" office:value="16280" calcext:value-type="float">
            <text:p>1628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59])" office:value-type="float" office:value="16321" calcext:value-type="float">
            <text:p>1632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0])" office:value-type="float" office:value="16362" calcext:value-type="float">
            <text:p>1636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1])" office:value-type="float" office:value="16403" calcext:value-type="float">
            <text:p>1640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2])" office:value-type="float" office:value="16444" calcext:value-type="float">
            <text:p>1644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3])" office:value-type="float" office:value="16485" calcext:value-type="float">
            <text:p>1648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4])" office:value-type="float" office:value="16526" calcext:value-type="float">
            <text:p>1652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5])" office:value-type="float" office:value="16567" calcext:value-type="float">
            <text:p>165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1466])" office:value-type="float" office:value="16608" calcext:value-type="float">
            <text:p>166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67])" office:value-type="float" office:value="16650" calcext:value-type="float">
            <text:p>1665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68])" office:value-type="float" office:value="16692" calcext:value-type="float">
            <text:p>1669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69])" office:value-type="float" office:value="16734" calcext:value-type="float">
            <text:p>1673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0])" office:value-type="float" office:value="16776" calcext:value-type="float">
            <text:p>1677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1])" office:value-type="float" office:value="16818" calcext:value-type="float">
            <text:p>1681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2])" office:value-type="float" office:value="16860" calcext:value-type="float">
            <text:p>1686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3])" office:value-type="float" office:value="16902" calcext:value-type="float">
            <text:p>1690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4])" office:value-type="float" office:value="16944" calcext:value-type="float">
            <text:p>1694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5])" office:value-type="float" office:value="16986" calcext:value-type="float">
            <text:p>1698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6])" office:value-type="float" office:value="17028" calcext:value-type="float">
            <text:p>170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7])" office:value-type="float" office:value="17070" calcext:value-type="float">
            <text:p>1707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8])" office:value-type="float" office:value="17112" calcext:value-type="float">
            <text:p>1711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79])" office:value-type="float" office:value="17154" calcext:value-type="float">
            <text:p>1715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80])" office:value-type="float" office:value="17196" calcext:value-type="float">
            <text:p>1719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81])" office:value-type="float" office:value="17238" calcext:value-type="float">
            <text:p>1723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82])" office:value-type="float" office:value="17280" calcext:value-type="float">
            <text:p>1728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1483])" office:value-type="float" office:value="17322" calcext:value-type="float">
            <text:p>1732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84])" office:value-type="float" office:value="17366" calcext:value-type="float">
            <text:p>1736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85])" office:value-type="float" office:value="17410" calcext:value-type="float">
            <text:p>1741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86])" office:value-type="float" office:value="17454" calcext:value-type="float">
            <text:p>1745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87])" office:value-type="float" office:value="17498" calcext:value-type="float">
            <text:p>1749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88])" office:value-type="float" office:value="17542" calcext:value-type="float">
            <text:p>1754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89])" office:value-type="float" office:value="17586" calcext:value-type="float">
            <text:p>1758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0])" office:value-type="float" office:value="17630" calcext:value-type="float">
            <text:p>1763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1])" office:value-type="float" office:value="17674" calcext:value-type="float">
            <text:p>1767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2])" office:value-type="float" office:value="17718" calcext:value-type="float">
            <text:p>1771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3])" office:value-type="float" office:value="17762" calcext:value-type="float">
            <text:p>177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4])" office:value-type="float" office:value="17806" calcext:value-type="float">
            <text:p>1780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5])" office:value-type="float" office:value="17850" calcext:value-type="float">
            <text:p>1785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6])" office:value-type="float" office:value="17894" calcext:value-type="float">
            <text:p>1789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7])" office:value-type="float" office:value="17938" calcext:value-type="float">
            <text:p>179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8])" office:value-type="float" office:value="17982" calcext:value-type="float">
            <text:p>1798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499])" office:value-type="float" office:value="18026" calcext:value-type="float">
            <text:p>1802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1500])" office:value-type="float" office:value="18070" calcext:value-type="float">
            <text:p>1807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1])" office:value-type="float" office:value="18117" calcext:value-type="float">
            <text:p>1811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2])" office:value-type="float" office:value="18164" calcext:value-type="float">
            <text:p>1816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3])" office:value-type="float" office:value="18211" calcext:value-type="float">
            <text:p>18211</text:p>
          </table:table-cell>
          <table:table-cell table:number-columns-repeated="2"/>
          <table:table-cell table:formula="of:= 18230 - [.B1502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4])" office:value-type="float" office:value="18258" calcext:value-type="float">
            <text:p>1825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5])" office:value-type="float" office:value="18305" calcext:value-type="float">
            <text:p>1830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6])" office:value-type="float" office:value="18352" calcext:value-type="float">
            <text:p>1835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7])" office:value-type="float" office:value="18399" calcext:value-type="float">
            <text:p>1839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8])" office:value-type="float" office:value="18446" calcext:value-type="float">
            <text:p>184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09])" office:value-type="float" office:value="18493" calcext:value-type="float">
            <text:p>1849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10])" office:value-type="float" office:value="18540" calcext:value-type="float">
            <text:p>1854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1511])" office:value-type="float" office:value="18587" calcext:value-type="float">
            <text:p>1858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2])" office:value-type="float" office:value="18636" calcext:value-type="float">
            <text:p>1863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3])" office:value-type="float" office:value="18685" calcext:value-type="float">
            <text:p>1868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4])" office:value-type="float" office:value="18734" calcext:value-type="float">
            <text:p>1873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5])" office:value-type="float" office:value="18783" calcext:value-type="float">
            <text:p>1878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6])" office:value-type="float" office:value="18832" calcext:value-type="float">
            <text:p>1883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7])" office:value-type="float" office:value="18881" calcext:value-type="float">
            <text:p>1888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8])" office:value-type="float" office:value="18930" calcext:value-type="float">
            <text:p>1893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19])" office:value-type="float" office:value="18979" calcext:value-type="float">
            <text:p>1897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20])" office:value-type="float" office:value="19028" calcext:value-type="float">
            <text:p>1902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21])" office:value-type="float" office:value="19077" calcext:value-type="float">
            <text:p>1907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1522])" office:value-type="float" office:value="19126" calcext:value-type="float">
            <text:p>1912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3])" office:value-type="float" office:value="19177" calcext:value-type="float">
            <text:p>1917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4])" office:value-type="float" office:value="19228" calcext:value-type="float">
            <text:p>1922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5])" office:value-type="float" office:value="19279" calcext:value-type="float">
            <text:p>1927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6])" office:value-type="float" office:value="19330" calcext:value-type="float">
            <text:p>1933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7])" office:value-type="float" office:value="19381" calcext:value-type="float">
            <text:p>1938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8])" office:value-type="float" office:value="19432" calcext:value-type="float">
            <text:p>1943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29])" office:value-type="float" office:value="19483" calcext:value-type="float">
            <text:p>194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0])" office:value-type="float" office:value="19534" calcext:value-type="float">
            <text:p>1953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1])" office:value-type="float" office:value="19585" calcext:value-type="float">
            <text:p>1958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2])" office:value-type="float" office:value="19636" calcext:value-type="float">
            <text:p>1963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3])" office:value-type="float" office:value="19687" calcext:value-type="float">
            <text:p>1968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4])" office:value-type="float" office:value="19738" calcext:value-type="float">
            <text:p>1973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5])" office:value-type="float" office:value="19789" calcext:value-type="float">
            <text:p>1978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6])" office:value-type="float" office:value="19840" calcext:value-type="float">
            <text:p>1984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7])" office:value-type="float" office:value="19891" calcext:value-type="float">
            <text:p>1989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8])" office:value-type="float" office:value="19942" calcext:value-type="float">
            <text:p>1994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1539])" office:value-type="float" office:value="19993" calcext:value-type="float">
            <text:p>1999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0])" office:value-type="float" office:value="20046" calcext:value-type="float">
            <text:p>2004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1])" office:value-type="float" office:value="20099" calcext:value-type="float">
            <text:p>2009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2])" office:value-type="float" office:value="20152" calcext:value-type="float">
            <text:p>201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3])" office:value-type="float" office:value="20205" calcext:value-type="float">
            <text:p>2020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4])" office:value-type="float" office:value="20258" calcext:value-type="float">
            <text:p>2025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5])" office:value-type="float" office:value="20311" calcext:value-type="float">
            <text:p>2031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6])" office:value-type="float" office:value="20364" calcext:value-type="float">
            <text:p>2036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7])" office:value-type="float" office:value="20417" calcext:value-type="float">
            <text:p>2041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8])" office:value-type="float" office:value="20470" calcext:value-type="float">
            <text:p>2047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49])" office:value-type="float" office:value="20523" calcext:value-type="float">
            <text:p>2052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0])" office:value-type="float" office:value="20576" calcext:value-type="float">
            <text:p>2057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1])" office:value-type="float" office:value="20629" calcext:value-type="float">
            <text:p>2062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2])" office:value-type="float" office:value="20682" calcext:value-type="float">
            <text:p>2068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3])" office:value-type="float" office:value="20735" calcext:value-type="float">
            <text:p>2073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4])" office:value-type="float" office:value="20788" calcext:value-type="float">
            <text:p>2078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5])" office:value-type="float" office:value="20841" calcext:value-type="float">
            <text:p>2084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6])" office:value-type="float" office:value="20894" calcext:value-type="float">
            <text:p>2089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7])" office:value-type="float" office:value="20947" calcext:value-type="float">
            <text:p>2094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8])" office:value-type="float" office:value="21000" calcext:value-type="float">
            <text:p>2100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59])" office:value-type="float" office:value="21053" calcext:value-type="float">
            <text:p>210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0])" office:value-type="float" office:value="21106" calcext:value-type="float">
            <text:p>2110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1])" office:value-type="float" office:value="21159" calcext:value-type="float">
            <text:p>2115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2])" office:value-type="float" office:value="21212" calcext:value-type="float">
            <text:p>2121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3])" office:value-type="float" office:value="21265" calcext:value-type="float">
            <text:p>2126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4])" office:value-type="float" office:value="21318" calcext:value-type="float">
            <text:p>2131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5])" office:value-type="float" office:value="21371" calcext:value-type="float">
            <text:p>2137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6])" office:value-type="float" office:value="21424" calcext:value-type="float">
            <text:p>2142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1567])" office:value-type="float" office:value="21477" calcext:value-type="float">
            <text:p>2147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68])" office:value-type="float" office:value="21533" calcext:value-type="float">
            <text:p>215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69])" office:value-type="float" office:value="21589" calcext:value-type="float">
            <text:p>2158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0])" office:value-type="float" office:value="21645" calcext:value-type="float">
            <text:p>2164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1])" office:value-type="float" office:value="21701" calcext:value-type="float">
            <text:p>2170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2])" office:value-type="float" office:value="21757" calcext:value-type="float">
            <text:p>217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3])" office:value-type="float" office:value="21813" calcext:value-type="float">
            <text:p>2181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4])" office:value-type="float" office:value="21869" calcext:value-type="float">
            <text:p>2186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5])" office:value-type="float" office:value="21925" calcext:value-type="float">
            <text:p>219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6])" office:value-type="float" office:value="21981" calcext:value-type="float">
            <text:p>2198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7])" office:value-type="float" office:value="22037" calcext:value-type="float">
            <text:p>220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8])" office:value-type="float" office:value="22093" calcext:value-type="float">
            <text:p>220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1579])" office:value-type="float" office:value="22149" calcext:value-type="float">
            <text:p>2214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0])" office:value-type="float" office:value="22207" calcext:value-type="float">
            <text:p>2220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1])" office:value-type="float" office:value="22265" calcext:value-type="float">
            <text:p>2226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2])" office:value-type="float" office:value="22323" calcext:value-type="float">
            <text:p>2232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3])" office:value-type="float" office:value="22381" calcext:value-type="float">
            <text:p>2238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4])" office:value-type="float" office:value="22439" calcext:value-type="float">
            <text:p>2243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5])" office:value-type="float" office:value="22497" calcext:value-type="float">
            <text:p>2249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6])" office:value-type="float" office:value="22555" calcext:value-type="float">
            <text:p>2255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7])" office:value-type="float" office:value="22613" calcext:value-type="float">
            <text:p>2261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8])" office:value-type="float" office:value="22671" calcext:value-type="float">
            <text:p>2267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89])" office:value-type="float" office:value="22729" calcext:value-type="float">
            <text:p>2272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90])" office:value-type="float" office:value="22787" calcext:value-type="float">
            <text:p>2278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91])" office:value-type="float" office:value="22845" calcext:value-type="float">
            <text:p>2284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92])" office:value-type="float" office:value="22903" calcext:value-type="float">
            <text:p>2290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93])" office:value-type="float" office:value="22961" calcext:value-type="float">
            <text:p>2296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1594])" office:value-type="float" office:value="23019" calcext:value-type="float">
            <text:p>2301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595])" office:value-type="float" office:value="23080" calcext:value-type="float">
            <text:p>2308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596])" office:value-type="float" office:value="23141" calcext:value-type="float">
            <text:p>2314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597])" office:value-type="float" office:value="23202" calcext:value-type="float">
            <text:p>2320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598])" office:value-type="float" office:value="23263" calcext:value-type="float">
            <text:p>2326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599])" office:value-type="float" office:value="23324" calcext:value-type="float">
            <text:p>2332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0])" office:value-type="float" office:value="23385" calcext:value-type="float">
            <text:p>2338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1])" office:value-type="float" office:value="23446" calcext:value-type="float">
            <text:p>2344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2])" office:value-type="float" office:value="23507" calcext:value-type="float">
            <text:p>2350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3])" office:value-type="float" office:value="23568" calcext:value-type="float">
            <text:p>2356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4])" office:value-type="float" office:value="23629" calcext:value-type="float">
            <text:p>2362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5])" office:value-type="float" office:value="23690" calcext:value-type="float">
            <text:p>2369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6])" office:value-type="float" office:value="23751" calcext:value-type="float">
            <text:p>2375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7])" office:value-type="float" office:value="23812" calcext:value-type="float">
            <text:p>2381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8])" office:value-type="float" office:value="23873" calcext:value-type="float">
            <text:p>2387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09])" office:value-type="float" office:value="23934" calcext:value-type="float">
            <text:p>2393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0])" office:value-type="float" office:value="23995" calcext:value-type="float">
            <text:p>2399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1])" office:value-type="float" office:value="24056" calcext:value-type="float">
            <text:p>2405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2])" office:value-type="float" office:value="24117" calcext:value-type="float">
            <text:p>2411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3])" office:value-type="float" office:value="24178" calcext:value-type="float">
            <text:p>2417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4])" office:value-type="float" office:value="24239" calcext:value-type="float">
            <text:p>2423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5])" office:value-type="float" office:value="24300" calcext:value-type="float">
            <text:p>243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1616])" office:value-type="float" office:value="24361" calcext:value-type="float">
            <text:p>2436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17])" office:value-type="float" office:value="24425" calcext:value-type="float">
            <text:p>2442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18])" office:value-type="float" office:value="24489" calcext:value-type="float">
            <text:p>2448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19])" office:value-type="float" office:value="24553" calcext:value-type="float">
            <text:p>2455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0])" office:value-type="float" office:value="24617" calcext:value-type="float">
            <text:p>2461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1])" office:value-type="float" office:value="24681" calcext:value-type="float">
            <text:p>246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2])" office:value-type="float" office:value="24745" calcext:value-type="float">
            <text:p>2474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3])" office:value-type="float" office:value="24809" calcext:value-type="float">
            <text:p>2480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4])" office:value-type="float" office:value="24873" calcext:value-type="float">
            <text:p>2487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5])" office:value-type="float" office:value="24937" calcext:value-type="float">
            <text:p>249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1626])" office:value-type="float" office:value="25001" calcext:value-type="float">
            <text:p>2500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27])" office:value-type="float" office:value="25068" calcext:value-type="float">
            <text:p>2506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28])" office:value-type="float" office:value="25135" calcext:value-type="float">
            <text:p>2513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29])" office:value-type="float" office:value="25202" calcext:value-type="float">
            <text:p>2520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0])" office:value-type="float" office:value="25269" calcext:value-type="float">
            <text:p>2526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1])" office:value-type="float" office:value="25336" calcext:value-type="float">
            <text:p>2533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2])" office:value-type="float" office:value="25403" calcext:value-type="float">
            <text:p>2540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3])" office:value-type="float" office:value="25470" calcext:value-type="float">
            <text:p>2547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4])" office:value-type="float" office:value="25537" calcext:value-type="float">
            <text:p>2553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5])" office:value-type="float" office:value="25604" calcext:value-type="float">
            <text:p>2560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6])" office:value-type="float" office:value="25671" calcext:value-type="float">
            <text:p>256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7])" office:value-type="float" office:value="25738" calcext:value-type="float">
            <text:p>2573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8])" office:value-type="float" office:value="25805" calcext:value-type="float">
            <text:p>2580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1639])" office:value-type="float" office:value="25872" calcext:value-type="float">
            <text:p>2587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0])" office:value-type="float" office:value="25942" calcext:value-type="float">
            <text:p>2594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1])" office:value-type="float" office:value="26012" calcext:value-type="float">
            <text:p>2601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2])" office:value-type="float" office:value="26082" calcext:value-type="float">
            <text:p>2608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3])" office:value-type="float" office:value="26152" calcext:value-type="float">
            <text:p>261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4])" office:value-type="float" office:value="26222" calcext:value-type="float">
            <text:p>2622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5])" office:value-type="float" office:value="26292" calcext:value-type="float">
            <text:p>2629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6])" office:value-type="float" office:value="26362" calcext:value-type="float">
            <text:p>2636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7])" office:value-type="float" office:value="26432" calcext:value-type="float">
            <text:p>2643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8])" office:value-type="float" office:value="26502" calcext:value-type="float">
            <text:p>2650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49])" office:value-type="float" office:value="26572" calcext:value-type="float">
            <text:p>2657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50])" office:value-type="float" office:value="26642" calcext:value-type="float">
            <text:p>2664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51])" office:value-type="float" office:value="26712" calcext:value-type="float">
            <text:p>2671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52])" office:value-type="float" office:value="26782" calcext:value-type="float">
            <text:p>2678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1653])" office:value-type="float" office:value="26852" calcext:value-type="float">
            <text:p>2685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54])" office:value-type="float" office:value="26925" calcext:value-type="float">
            <text:p>269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55])" office:value-type="float" office:value="26998" calcext:value-type="float">
            <text:p>2699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56])" office:value-type="float" office:value="27071" calcext:value-type="float">
            <text:p>2707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57])" office:value-type="float" office:value="27144" calcext:value-type="float">
            <text:p>2714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58])" office:value-type="float" office:value="27217" calcext:value-type="float">
            <text:p>2721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59])" office:value-type="float" office:value="27290" calcext:value-type="float">
            <text:p>2729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0])" office:value-type="float" office:value="27363" calcext:value-type="float">
            <text:p>2736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1])" office:value-type="float" office:value="27436" calcext:value-type="float">
            <text:p>2743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2])" office:value-type="float" office:value="27509" calcext:value-type="float">
            <text:p>2750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3])" office:value-type="float" office:value="27582" calcext:value-type="float">
            <text:p>2758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4])" office:value-type="float" office:value="27655" calcext:value-type="float">
            <text:p>2765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5])" office:value-type="float" office:value="27728" calcext:value-type="float">
            <text:p>2772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6])" office:value-type="float" office:value="27801" calcext:value-type="float">
            <text:p>2780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7])" office:value-type="float" office:value="27874" calcext:value-type="float">
            <text:p>278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8])" office:value-type="float" office:value="27947" calcext:value-type="float">
            <text:p>2794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69])" office:value-type="float" office:value="28020" calcext:value-type="float">
            <text:p>2802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0])" office:value-type="float" office:value="28093" calcext:value-type="float">
            <text:p>2809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1])" office:value-type="float" office:value="28166" calcext:value-type="float">
            <text:p>2816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2])" office:value-type="float" office:value="28239" calcext:value-type="float">
            <text:p>2823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3])" office:value-type="float" office:value="28312" calcext:value-type="float">
            <text:p>2831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4])" office:value-type="float" office:value="28385" calcext:value-type="float">
            <text:p>2838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5])" office:value-type="float" office:value="28458" calcext:value-type="float">
            <text:p>2845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1676])" office:value-type="float" office:value="28531" calcext:value-type="float">
            <text:p>2853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77])" office:value-type="float" office:value="28608" calcext:value-type="float">
            <text:p>2860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78])" office:value-type="float" office:value="28685" calcext:value-type="float">
            <text:p>2868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79])" office:value-type="float" office:value="28762" calcext:value-type="float">
            <text:p>2876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0])" office:value-type="float" office:value="28839" calcext:value-type="float">
            <text:p>2883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1])" office:value-type="float" office:value="28916" calcext:value-type="float">
            <text:p>2891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2])" office:value-type="float" office:value="28993" calcext:value-type="float">
            <text:p>2899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3])" office:value-type="float" office:value="29070" calcext:value-type="float">
            <text:p>2907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4])" office:value-type="float" office:value="29147" calcext:value-type="float">
            <text:p>2914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5])" office:value-type="float" office:value="29224" calcext:value-type="float">
            <text:p>2922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6])" office:value-type="float" office:value="29301" calcext:value-type="float">
            <text:p>2930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7])" office:value-type="float" office:value="29378" calcext:value-type="float">
            <text:p>2937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8])" office:value-type="float" office:value="29455" calcext:value-type="float">
            <text:p>2945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89])" office:value-type="float" office:value="29532" calcext:value-type="float">
            <text:p>2953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90])" office:value-type="float" office:value="29609" calcext:value-type="float">
            <text:p>2960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91])" office:value-type="float" office:value="29686" calcext:value-type="float">
            <text:p>2968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1692])" office:value-type="float" office:value="29763" calcext:value-type="float">
            <text:p>2976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3])" office:value-type="float" office:value="29843" calcext:value-type="float">
            <text:p>2984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4])" office:value-type="float" office:value="29923" calcext:value-type="float">
            <text:p>299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5])" office:value-type="float" office:value="30003" calcext:value-type="float">
            <text:p>3000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6])" office:value-type="float" office:value="30083" calcext:value-type="float">
            <text:p>300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7])" office:value-type="float" office:value="30163" calcext:value-type="float">
            <text:p>3016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8])" office:value-type="float" office:value="30243" calcext:value-type="float">
            <text:p>3024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699])" office:value-type="float" office:value="30323" calcext:value-type="float">
            <text:p>303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0])" office:value-type="float" office:value="30403" calcext:value-type="float">
            <text:p>3040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1])" office:value-type="float" office:value="30483" calcext:value-type="float">
            <text:p>304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2])" office:value-type="float" office:value="30563" calcext:value-type="float">
            <text:p>3056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3])" office:value-type="float" office:value="30643" calcext:value-type="float">
            <text:p>3064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4])" office:value-type="float" office:value="30723" calcext:value-type="float">
            <text:p>307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5])" office:value-type="float" office:value="30803" calcext:value-type="float">
            <text:p>3080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6])" office:value-type="float" office:value="30883" calcext:value-type="float">
            <text:p>308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7])" office:value-type="float" office:value="30963" calcext:value-type="float">
            <text:p>3096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8])" office:value-type="float" office:value="31043" calcext:value-type="float">
            <text:p>3104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09])" office:value-type="float" office:value="31123" calcext:value-type="float">
            <text:p>311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1710])" office:value-type="float" office:value="31203" calcext:value-type="float">
            <text:p>3120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1])" office:value-type="float" office:value="31287" calcext:value-type="float">
            <text:p>3128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2])" office:value-type="float" office:value="31371" calcext:value-type="float">
            <text:p>3137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3])" office:value-type="float" office:value="31455" calcext:value-type="float">
            <text:p>314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4])" office:value-type="float" office:value="31539" calcext:value-type="float">
            <text:p>3153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5])" office:value-type="float" office:value="31623" calcext:value-type="float">
            <text:p>3162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6])" office:value-type="float" office:value="31707" calcext:value-type="float">
            <text:p>3170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7])" office:value-type="float" office:value="31791" calcext:value-type="float">
            <text:p>3179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8])" office:value-type="float" office:value="31875" calcext:value-type="float">
            <text:p>318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19])" office:value-type="float" office:value="31959" calcext:value-type="float">
            <text:p>3195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20])" office:value-type="float" office:value="32043" calcext:value-type="float">
            <text:p>3204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21])" office:value-type="float" office:value="32127" calcext:value-type="float">
            <text:p>3212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1722])" office:value-type="float" office:value="32211" calcext:value-type="float">
            <text:p>3221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3])" office:value-type="float" office:value="32299" calcext:value-type="float">
            <text:p>3229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4])" office:value-type="float" office:value="32387" calcext:value-type="float">
            <text:p>323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5])" office:value-type="float" office:value="32475" calcext:value-type="float">
            <text:p>324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6])" office:value-type="float" office:value="32563" calcext:value-type="float">
            <text:p>3256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7])" office:value-type="float" office:value="32651" calcext:value-type="float">
            <text:p>3265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8])" office:value-type="float" office:value="32739" calcext:value-type="float">
            <text:p>3273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29])" office:value-type="float" office:value="32827" calcext:value-type="float">
            <text:p>3282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0])" office:value-type="float" office:value="32915" calcext:value-type="float">
            <text:p>3291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1])" office:value-type="float" office:value="33003" calcext:value-type="float">
            <text:p>3300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2])" office:value-type="float" office:value="33091" calcext:value-type="float">
            <text:p>330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3])" office:value-type="float" office:value="33179" calcext:value-type="float">
            <text:p>3317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4])" office:value-type="float" office:value="33267" calcext:value-type="float">
            <text:p>3326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5])" office:value-type="float" office:value="33355" calcext:value-type="float">
            <text:p>3335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1736])" office:value-type="float" office:value="33443" calcext:value-type="float">
            <text:p>3344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37])" office:value-type="float" office:value="33535" calcext:value-type="float">
            <text:p>3353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38])" office:value-type="float" office:value="33627" calcext:value-type="float">
            <text:p>3362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39])" office:value-type="float" office:value="33719" calcext:value-type="float">
            <text:p>3371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0])" office:value-type="float" office:value="33811" calcext:value-type="float">
            <text:p>3381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1])" office:value-type="float" office:value="33903" calcext:value-type="float">
            <text:p>3390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2])" office:value-type="float" office:value="33995" calcext:value-type="float">
            <text:p>3399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3])" office:value-type="float" office:value="34087" calcext:value-type="float">
            <text:p>3408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4])" office:value-type="float" office:value="34179" calcext:value-type="float">
            <text:p>3417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5])" office:value-type="float" office:value="34271" calcext:value-type="float">
            <text:p>3427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6])" office:value-type="float" office:value="34363" calcext:value-type="float">
            <text:p>3436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7])" office:value-type="float" office:value="34455" calcext:value-type="float">
            <text:p>3445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8])" office:value-type="float" office:value="34547" calcext:value-type="float">
            <text:p>3454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49])" office:value-type="float" office:value="34639" calcext:value-type="float">
            <text:p>3463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1750])" office:value-type="float" office:value="34731" calcext:value-type="float">
            <text:p>3473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1])" office:value-type="float" office:value="34827" calcext:value-type="float">
            <text:p>3482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2])" office:value-type="float" office:value="34923" calcext:value-type="float">
            <text:p>3492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3])" office:value-type="float" office:value="35019" calcext:value-type="float">
            <text:p>3501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4])" office:value-type="float" office:value="35115" calcext:value-type="float">
            <text:p>3511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5])" office:value-type="float" office:value="35211" calcext:value-type="float">
            <text:p>3521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6])" office:value-type="float" office:value="35307" calcext:value-type="float">
            <text:p>3530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7])" office:value-type="float" office:value="35403" calcext:value-type="float">
            <text:p>3540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8])" office:value-type="float" office:value="35499" calcext:value-type="float">
            <text:p>3549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59])" office:value-type="float" office:value="35595" calcext:value-type="float">
            <text:p>355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0])" office:value-type="float" office:value="35691" calcext:value-type="float">
            <text:p>3569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1])" office:value-type="float" office:value="35787" calcext:value-type="float">
            <text:p>3578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2])" office:value-type="float" office:value="35883" calcext:value-type="float">
            <text:p>3588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3])" office:value-type="float" office:value="35979" calcext:value-type="float">
            <text:p>3597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4])" office:value-type="float" office:value="36075" calcext:value-type="float">
            <text:p>3607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5])" office:value-type="float" office:value="36171" calcext:value-type="float">
            <text:p>3617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6])" office:value-type="float" office:value="36267" calcext:value-type="float">
            <text:p>3626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7])" office:value-type="float" office:value="36363" calcext:value-type="float">
            <text:p>3636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1768])" office:value-type="float" office:value="36459" calcext:value-type="float">
            <text:p>3645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26'.A1:'26'.A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6T09:57:07.473000000</dc:date>
    <meta:editing-duration>PT2M28S</meta:editing-duration>
    <meta:editing-cycles>2</meta:editing-cycles>
    <meta:generator>LibreOffice/7.1.1.2$Windows_X86_64 LibreOffice_project/fe0b08f4af1bacafe4c7ecc87ce55bb426164676</meta:generator>
    <meta:document-statistic meta:table-count="1" meta:cell-count="3538" meta:object-count="0"/>
  </office:meta>
</office:document-meta>
</file>